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535" calcext:value-type="float">
            <text:p><text:s text:c="3"/>7,5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7950" calcext:value-type="float">
            <text:p><text:s text:c="3"/>7,950</text:p>
          </table:table-cell>
          <table:table-cell table:style-name="ce59" office:value-type="float" office:value="7447" calcext:value-type="float">
            <text:p><text:s text:c="3"/>7,447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number-columns-repeated="2" table:style-name="ce59" office:value-type="float" office:value="88" calcext:value-type="float">
            <text:p><text:s text:c="3"/>8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3917" calcext:value-type="float">
            <text:p><text:s text:c="3"/>3,91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3975" calcext:value-type="float">
            <text:p><text:s text:c="3"/>3,975</text:p>
          </table:table-cell>
          <table:table-cell table:style-name="ce60" office:value-type="float" office:value="3901" calcext:value-type="float">
            <text:p><text:s text:c="3"/>3,90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2" table:style-name="ce60" office:value-type="float" office:value="16" calcext:value-type="float">
            <text:p><text:s text:c="3"/>1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47" calcext:value-type="float">
            <text:p><text:s text:c="3"/>4,047</text:p>
          </table:table-cell>
          <table:table-cell table:style-name="ce60" office:value-type="float" office:value="3618" calcext:value-type="float">
            <text:p><text:s text:c="3"/>3,618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975" calcext:value-type="float">
            <text:p><text:s text:c="3"/>3,975</text:p>
          </table:table-cell>
          <table:table-cell table:style-name="ce60" office:value-type="float" office:value="3546" calcext:value-type="float">
            <text:p><text:s text:c="3"/>3,546</text:p>
          </table:table-cell>
          <table:table-cell table:style-name="ce60" office:value-type="float" office:value="214" calcext:value-type="float">
            <text:p><text:s text:c="3"/>214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72" calcext:value-type="float">
            <text:p><text:s text:c="3"/>7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style-name="ce59" office:value-type="float" office:value="7718" calcext:value-type="float">
            <text:p><text:s text:c="3"/>7,718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8206" calcext:value-type="float">
            <text:p><text:s text:c="3"/>8,206</text:p>
          </table:table-cell>
          <table:table-cell table:style-name="ce59" office:value-type="float" office:value="7612" calcext:value-type="float">
            <text:p><text:s text:c="3"/>7,612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number-columns-repeated="2" table:style-name="ce59" office:value-type="float" office:value="106" calcext:value-type="float">
            <text:p><text:s text:c="3"/>10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31" calcext:value-type="float">
            <text:p><text:s text:c="3"/>4,131</text:p>
          </table:table-cell>
          <table:table-cell table:style-name="ce60" office:value-type="float" office:value="4041" calcext:value-type="float">
            <text:p><text:s text:c="3"/>4,04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4013" calcext:value-type="float">
            <text:p><text:s text:c="3"/>4,01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81" calcext:value-type="float">
            <text:p><text:s text:c="3"/>4,181</text:p>
          </table:table-cell>
          <table:table-cell table:style-name="ce60" office:value-type="float" office:value="3677" calcext:value-type="float">
            <text:p><text:s text:c="3"/>3,677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3599" calcext:value-type="float">
            <text:p><text:s text:c="3"/>3,599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78" calcext:value-type="float">
            <text:p><text:s text:c="3"/>7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8852" calcext:value-type="float">
            <text:p><text:s text:c="3"/>8,852</text:p>
          </table:table-cell>
          <table:table-cell table:style-name="ce59" office:value-type="float" office:value="8262" calcext:value-type="float">
            <text:p><text:s text:c="3"/>8,262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style-name="ce60" office:value-type="float" office:value="4370" calcext:value-type="float">
            <text:p><text:s text:c="3"/>4,37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4340" calcext:value-type="float">
            <text:p><text:s text:c="3"/>4,340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number-columns-repeated="2" table:style-name="ce60" office:value-type="float" office:value="30" calcext:value-type="float">
            <text:p><text:s text:c="3"/>3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96" calcext:value-type="float">
            <text:p><text:s text:c="3"/>4,496</text:p>
          </table:table-cell>
          <table:table-cell table:style-name="ce60" office:value-type="float" office:value="3990" calcext:value-type="float">
            <text:p><text:s text:c="3"/>3,99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74" calcext:value-type="float">
            <text:p><text:s text:c="3"/>9,574</text:p>
          </table:table-cell>
          <table:table-cell table:style-name="ce59" office:value-type="float" office:value="8870" calcext:value-type="float">
            <text:p><text:s text:c="3"/>8,870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67" calcext:value-type="float">
            <text:p><text:s text:c="3"/>367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9450" calcext:value-type="float">
            <text:p><text:s text:c="3"/>9,450</text:p>
          </table:table-cell>
          <table:table-cell table:style-name="ce59" office:value-type="float" office:value="8748" calcext:value-type="float">
            <text:p><text:s text:c="3"/>8,748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57" calcext:value-type="float">
            <text:p><text:s text:c="3"/>4,757</text:p>
          </table:table-cell>
          <table:table-cell table:style-name="ce60" office:value-type="float" office:value="4652" calcext:value-type="float">
            <text:p><text:s text:c="3"/>4,65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620" calcext:value-type="float">
            <text:p><text:s text:c="3"/>4,62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32" calcext:value-type="float">
            <text:p><text:s text:c="3"/>3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817" calcext:value-type="float">
            <text:p><text:s text:c="3"/>4,817</text:p>
          </table:table-cell>
          <table:table-cell table:style-name="ce60" office:value-type="float" office:value="4218" calcext:value-type="float">
            <text:p><text:s text:c="3"/>4,218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128" calcext:value-type="float">
            <text:p><text:s text:c="3"/>4,128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70" calcext:value-type="float">
            <text:p><text:s text:c="3"/>8,670</text:p>
          </table:table-cell>
          <table:table-cell table:style-name="ce59" office:value-type="float" office:value="8084" calcext:value-type="float">
            <text:p><text:s text:c="3"/>8,084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8572" calcext:value-type="float">
            <text:p><text:s text:c="3"/>8,572</text:p>
          </table:table-cell>
          <table:table-cell table:style-name="ce59" office:value-type="float" office:value="7986" calcext:value-type="float">
            <text:p><text:s text:c="3"/>7,986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number-columns-repeated="2" table:style-name="ce59" office:value-type="float" office:value="98" calcext:value-type="float">
            <text:p><text:s text:c="3"/>9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4207" calcext:value-type="float">
            <text:p><text:s text:c="3"/>4,207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18" calcext:value-type="float">
            <text:p><text:s text:c="3"/>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style-name="ce60" office:value-type="float" office:value="3877" calcext:value-type="float">
            <text:p><text:s text:c="3"/>3,87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3797" calcext:value-type="float">
            <text:p><text:s text:c="3"/>3,797</text:p>
          </table:table-cell>
          <table:table-cell table:style-name="ce60" office:value-type="float" office:value="252" calcext:value-type="float">
            <text:p><text:s text:c="3"/>252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number-columns-repeated="2" table:style-name="ce60" office:value-type="float" office:value="80" calcext:value-type="float">
            <text:p><text:s text:c="3"/>8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2" calcext:value-type="float">
            <text:p><text:s text:c="3"/>8,142</text:p>
          </table:table-cell>
          <table:table-cell table:style-name="ce59" office:value-type="float" office:value="7553" calcext:value-type="float">
            <text:p><text:s text:c="3"/>7,553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451" calcext:value-type="float">
            <text:p><text:s text:c="3"/>7,451</text:p>
          </table:table-cell>
          <table:table-cell table:style-name="ce59" office:value-type="float" office:value="249" calcext:value-type="float">
            <text:p><text:s text:c="3"/>249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102" calcext:value-type="float">
            <text:p><text:s text:c="3"/>10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51" calcext:value-type="float">
            <text:p><text:s text:c="3"/>4,051</text:p>
          </table:table-cell>
          <table:table-cell table:style-name="ce60" office:value-type="float" office:value="3943" calcext:value-type="float">
            <text:p><text:s text:c="3"/>3,94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91" calcext:value-type="float">
            <text:p><text:s text:c="3"/>4,091</text:p>
          </table:table-cell>
          <table:table-cell table:style-name="ce60" office:value-type="float" office:value="3610" calcext:value-type="float">
            <text:p><text:s text:c="3"/>3,610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16" calcext:value-type="float">
            <text:p><text:s text:c="3"/>216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2" table:style-name="ce60" office:value-type="float" office:value="72" calcext:value-type="float">
            <text:p><text:s text:c="3"/>7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66" calcext:value-type="float">
            <text:p><text:s text:c="3"/>8,466</text:p>
          </table:table-cell>
          <table:table-cell table:style-name="ce59" office:value-type="float" office:value="7893" calcext:value-type="float">
            <text:p><text:s text:c="3"/>7,893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7789" calcext:value-type="float">
            <text:p><text:s text:c="3"/>7,789</text:p>
          </table:table-cell>
          <table:table-cell table:style-name="ce59" office:value-type="float" office:value="268" calcext:value-type="float">
            <text:p><text:s text:c="3"/>268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08" calcext:value-type="float">
            <text:p><text:s text:c="3"/>4,208</text:p>
          </table:table-cell>
          <table:table-cell table:style-name="ce60" office:value-type="float" office:value="4113" calcext:value-type="float">
            <text:p><text:s text:c="3"/>4,113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style-name="ce60" office:value-type="float" office:value="4086" calcext:value-type="float">
            <text:p><text:s text:c="3"/>4,08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58" calcext:value-type="float">
            <text:p><text:s text:c="3"/>4,258</text:p>
          </table:table-cell>
          <table:table-cell table:style-name="ce60" office:value-type="float" office:value="3780" calcext:value-type="float">
            <text:p><text:s text:c="3"/>3,780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240" calcext:value-type="float">
            <text:p><text:s text:c="3"/>240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style-name="ce60" office:value-type="float" office:value="4194" calcext:value-type="float">
            <text:p><text:s text:c="3"/>4,19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4163" calcext:value-type="float">
            <text:p><text:s text:c="3"/>4,163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2" table:style-name="ce60" office:value-type="float" office:value="86" calcext:value-type="float">
            <text:p><text:s text:c="3"/>8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  <text:p>截至5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42640" calcext:value-type="float">
            <text:p><text:s text:c="3"/>42,640</text:p>
          </table:table-cell>
          <table:table-cell table:style-name="ce57" office:value-type="float" office:value="39280" calcext:value-type="float">
            <text:p><text:s text:c="3"/>39,280</text:p>
          </table:table-cell>
          <table:table-cell table:style-name="ce57" office:value-type="float" office:value="1755" calcext:value-type="float">
            <text:p><text:s text:c="3"/>1,755</text:p>
          </table:table-cell>
          <table:table-cell table:style-name="ce57" office:value-type="float" office:value="1592" calcext:value-type="float">
            <text:p><text:s text:c="3"/>1,592</text:p>
          </table:table-cell>
          <table:table-cell table:style-name="ce57" office:value-type="float" office:value="163" calcext:value-type="float">
            <text:p><text:s text:c="3"/>163</text:p>
          </table:table-cell>
          <table:table-cell table:style-name="ce57" office:value-type="float" office:value="1605" calcext:value-type="float">
            <text:p><text:s text:c="3"/>1,605</text:p>
          </table:table-cell>
          <table:table-cell table:style-name="ce57" office:value-type="float" office:value="1286" calcext:value-type="float">
            <text:p><text:s text:c="3"/>1,286</text:p>
          </table:table-cell>
          <table:table-cell table:style-name="ce57" office:value-type="float" office:value="319" calcext:value-type="float">
            <text:p><text:s text:c="3"/>319</text:p>
          </table:table-cell>
          <table:table-cell table:style-name="ce57" office:value-type="float" office:value="42082" calcext:value-type="float">
            <text:p><text:s text:c="3"/>42,082</text:p>
          </table:table-cell>
          <table:table-cell table:style-name="ce57" office:value-type="float" office:value="38731" calcext:value-type="float">
            <text:p><text:s text:c="3"/>38,731</text:p>
          </table:table-cell>
          <table:table-cell table:style-name="ce57" office:value-type="float" office:value="1753" calcext:value-type="float">
            <text:p><text:s text:c="3"/>1,753</text:p>
          </table:table-cell>
          <table:table-cell table:style-name="ce57" office:value-type="float" office:value="1590" calcext:value-type="float">
            <text:p><text:s text:c="3"/>1,590</text:p>
          </table:table-cell>
          <table:table-cell table:style-name="ce57" office:value-type="float" office:value="163" calcext:value-type="float">
            <text:p><text:s text:c="3"/>163</text:p>
          </table:table-cell>
          <table:table-cell table:style-name="ce57" office:value-type="float" office:value="1598" calcext:value-type="float">
            <text:p><text:s text:c="3"/>1,598</text:p>
          </table:table-cell>
          <table:table-cell table:style-name="ce57" office:value-type="float" office:value="1283" calcext:value-type="float">
            <text:p><text:s text:c="3"/>1,283</text:p>
          </table:table-cell>
          <table:table-cell table:style-name="ce57" office:value-type="float" office:value="315" calcext:value-type="float">
            <text:p><text:s text:c="3"/>315</text:p>
          </table:table-cell>
          <table:table-cell table:style-name="ce57" office:value-type="float" office:value="558" calcext:value-type="float">
            <text:p><text:s text:c="3"/>558</text:p>
          </table:table-cell>
          <table:table-cell table:style-name="ce57" office:value-type="float" office:value="549" calcext:value-type="float">
            <text:p><text:s text:c="3"/>549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117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21167" calcext:value-type="float">
            <text:p><text:s text:c="3"/>21,167</text:p>
          </table:table-cell>
          <table:table-cell table:style-name="ce58" office:value-type="float" office:value="20622" calcext:value-type="float">
            <text:p><text:s text:c="3"/>20,622</text:p>
          </table:table-cell>
          <table:table-cell table:style-name="ce58" office:value-type="float" office:value="210" calcext:value-type="float">
            <text:p><text:s text:c="3"/>210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335" calcext:value-type="float">
            <text:p><text:s text:c="3"/>335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243" calcext:value-type="float">
            <text:p><text:s text:c="3"/>243</text:p>
          </table:table-cell>
          <table:table-cell table:style-name="ce58" office:value-type="float" office:value="21041" calcext:value-type="float">
            <text:p><text:s text:c="3"/>21,041</text:p>
          </table:table-cell>
          <table:table-cell table:style-name="ce58" office:value-type="float" office:value="20497" calcext:value-type="float">
            <text:p><text:s text:c="3"/>20,497</text:p>
          </table:table-cell>
          <table:table-cell table:style-name="ce58" office:value-type="float" office:value="210" calcext:value-type="float">
            <text:p><text:s text:c="3"/>210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334" calcext:value-type="float">
            <text:p><text:s text:c="3"/>334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126" calcext:value-type="float">
            <text:p><text:s text:c="3"/>126</text:p>
          </table:table-cell>
          <table:table-cell table:style-name="ce58" office:value-type="float" office:value="125" calcext:value-type="float">
            <text:p><text:s text:c="3"/>12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21473" calcext:value-type="float">
            <text:p><text:s text:c="3"/>21,473</text:p>
          </table:table-cell>
          <table:table-cell table:style-name="ce58" office:value-type="float" office:value="18658" calcext:value-type="float">
            <text:p><text:s text:c="3"/>18,658</text:p>
          </table:table-cell>
          <table:table-cell table:style-name="ce58" office:value-type="float" office:value="1545" calcext:value-type="float">
            <text:p><text:s text:c="3"/>1,545</text:p>
          </table:table-cell>
          <table:table-cell table:style-name="ce58" office:value-type="float" office:value="1455" calcext:value-type="float">
            <text:p><text:s text:c="3"/>1,455</text:p>
          </table:table-cell>
          <table:table-cell table:style-name="ce58" office:value-type="float" office:value="90" calcext:value-type="float">
            <text:p><text:s text:c="3"/>90</text:p>
          </table:table-cell>
          <table:table-cell table:style-name="ce58" office:value-type="float" office:value="1270" calcext:value-type="float">
            <text:p><text:s text:c="3"/>1,270</text:p>
          </table:table-cell>
          <table:table-cell table:style-name="ce58" office:value-type="float" office:value="1194" calcext:value-type="float">
            <text:p><text:s text:c="3"/>1,194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21041" calcext:value-type="float">
            <text:p><text:s text:c="3"/>21,041</text:p>
          </table:table-cell>
          <table:table-cell table:style-name="ce58" office:value-type="float" office:value="18234" calcext:value-type="float">
            <text:p><text:s text:c="3"/>18,234</text:p>
          </table:table-cell>
          <table:table-cell table:style-name="ce58" office:value-type="float" office:value="1543" calcext:value-type="float">
            <text:p><text:s text:c="3"/>1,543</text:p>
          </table:table-cell>
          <table:table-cell table:style-name="ce58" office:value-type="float" office:value="1453" calcext:value-type="float">
            <text:p><text:s text:c="3"/>1,453</text:p>
          </table:table-cell>
          <table:table-cell table:style-name="ce58" office:value-type="float" office:value="90" calcext:value-type="float">
            <text:p><text:s text:c="3"/>90</text:p>
          </table:table-cell>
          <table:table-cell table:style-name="ce58" office:value-type="float" office:value="1264" calcext:value-type="float">
            <text:p><text:s text:c="3"/>1,264</text:p>
          </table:table-cell>
          <table:table-cell table:style-name="ce58" office:value-type="float" office:value="1191" calcext:value-type="float">
            <text:p><text:s text:c="3"/>1,191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432" calcext:value-type="float">
            <text:p><text:s text:c="3"/>432</text:p>
          </table:table-cell>
          <table:table-cell table:style-name="ce58" office:value-type="float" office:value="424" calcext:value-type="float">
            <text:p><text:s text:c="3"/>424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style-name="ce59" office:value-type="float" office:value="6155" calcext:value-type="float">
            <text:p><text:s text:c="3"/>6,155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style-name="ce59" office:value-type="float" office:value="6046" calcext:value-type="float">
            <text:p><text:s text:c="3"/>6,046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style-name="ce59" office:value-type="float" office:value="109" calcext:value-type="float">
            <text:p><text:s text:c="3"/>10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style-name="ce60" office:value-type="float" office:value="3200" calcext:value-type="float">
            <text:p><text:s text:c="3"/>3,20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3172" calcext:value-type="float">
            <text:p><text:s text:c="3"/>3,172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style-name="ce60" office:value-type="float" office:value="2955" calcext:value-type="float">
            <text:p><text:s text:c="3"/>2,955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style-name="ce60" office:value-type="float" office:value="2874" calcext:value-type="float">
            <text:p><text:s text:c="3"/>2,874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style-name="ce59" office:value-type="float" office:value="7419" calcext:value-type="float">
            <text:p><text:s text:c="3"/>7,419</text:p>
          </table:table-cell>
          <table:table-cell table:style-name="ce59" office:value-type="float" office:value="319" calcext:value-type="float">
            <text:p><text:s text:c="3"/>31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52" calcext:value-type="float">
            <text:p><text:s text:c="3"/>3,952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24" calcext:value-type="float">
            <text:p><text:s text:c="3"/>24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style-name="ce60" office:value-type="float" office:value="3572" calcext:value-type="float">
            <text:p><text:s text:c="3"/>3,572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style-name="ce60" office:value-type="float" office:value="3491" calcext:value-type="float">
            <text:p><text:s text:c="3"/>3,491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459" calcext:value-type="float">
            <text:p><text:s text:c="3"/>459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458" calcext:value-type="float">
            <text:p><text:s text:c="3"/>458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1" calcext:value-type="float">
            <text:p><text:s text:c="3"/>5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2" table:style-name="ce60" office:value-type="float" office:value="32" calcext:value-type="float">
            <text:p><text:s text:c="3"/>3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08" calcext:value-type="float">
            <text:p><text:s text:c="3"/>408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4475" calcext:value-type="float">
            <text:p><text:s text:c="3"/>4,475</text:p>
          </table:table-cell>
          <table:table-cell table:style-name="ce60" office:value-type="float" office:value="407" calcext:value-type="float">
            <text:p><text:s text:c="3"/>407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324" calcext:value-type="float">
            <text:p><text:s text:c="3"/>324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number-columns-repeated="2" table:style-name="ce59" office:value-type="float" office:value="78" calcext:value-type="float">
            <text:p><text:s text:c="3"/>78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number-columns-repeated="2" table:style-name="ce60" office:value-type="float" office:value="16" calcext:value-type="float">
            <text:p><text:s text:c="3"/>1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style-name="ce60" office:value-type="float" office:value="3378" calcext:value-type="float">
            <text:p><text:s text:c="3"/>3,378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316" calcext:value-type="float">
            <text:p><text:s text:c="3"/>3,316</text:p>
          </table:table-cell>
          <table:table-cell table:style-name="ce60" office:value-type="float" office:value="281" calcext:value-type="float">
            <text:p><text:s text:c="3"/>28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2" table:style-name="ce60" office:value-type="float" office:value="62" calcext:value-type="float">
            <text:p><text:s text:c="3"/>6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388" calcext:value-type="float">
            <text:p><text:s text:c="3"/>388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387" calcext:value-type="float">
            <text:p><text:s text:c="3"/>387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343" calcext:value-type="float">
            <text:p><text:s text:c="3"/>343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342" calcext:value-type="float">
            <text:p><text:s text:c="3"/>34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18.3627768101518" calcext:value-type="float">
            <text:p>18.36</text:p>
          </table:table-cell>
          <table:table-cell table:style-name="ce61" office:value-type="float" office:value="16.4963503649635" calcext:value-type="float">
            <text:p>16.50</text:p>
          </table:table-cell>
          <table:table-cell table:style-name="ce61" office:value-type="float" office:value="63.0252100840336" calcext:value-type="float">
            <text:p>63.03</text:p>
          </table:table-cell>
          <table:table-cell table:style-name="ce61" office:value-type="float" office:value="57.1428571428571" calcext:value-type="float">
            <text:p>57.14</text:p>
          </table:table-cell>
          <table:table-cell table:style-name="ce61" office:value-type="float" office:value="157.142857142857" calcext:value-type="float">
            <text:p>157.14</text:p>
          </table:table-cell>
          <table:table-cell table:style-name="ce61" office:value-type="float" office:value="31.3207547169811" calcext:value-type="float">
            <text:p>31.32</text:p>
          </table:table-cell>
          <table:table-cell table:style-name="ce61" office:value-type="float" office:value="22.4669603524229" calcext:value-type="float">
            <text:p>22.47</text:p>
          </table:table-cell>
          <table:table-cell table:style-name="ce61" office:value-type="float" office:value="84.2105263157895" calcext:value-type="float">
            <text:p>84.21</text:p>
          </table:table-cell>
          <table:table-cell table:style-name="ce61" office:value-type="float" office:value="17.9874213836478" calcext:value-type="float">
            <text:p>17.99</text:p>
          </table:table-cell>
          <table:table-cell table:style-name="ce61" office:value-type="float" office:value="16.1138713575937" calcext:value-type="float">
            <text:p>16.11</text:p>
          </table:table-cell>
          <table:table-cell table:style-name="ce61" office:value-type="float" office:value="62.6050420168067" calcext:value-type="float">
            <text:p>62.61</text:p>
          </table:table-cell>
          <table:table-cell table:style-name="ce61" office:value-type="float" office:value="56.6964285714286" calcext:value-type="float">
            <text:p>56.70</text:p>
          </table:table-cell>
          <table:table-cell table:style-name="ce61" office:value-type="float" office:value="157.142857142857" calcext:value-type="float">
            <text:p>157.14</text:p>
          </table:table-cell>
          <table:table-cell table:style-name="ce61" office:value-type="float" office:value="30.5660377358491" calcext:value-type="float">
            <text:p>30.57</text:p>
          </table:table-cell>
          <table:table-cell table:style-name="ce61" office:value-type="float" office:value="22.0264317180617" calcext:value-type="float">
            <text:p>22.03</text:p>
          </table:table-cell>
          <table:table-cell table:style-name="ce61" office:value-type="float" office:value="81.5789473684211" calcext:value-type="float">
            <text:p>81.58</text:p>
          </table:table-cell>
          <table:table-cell table:style-name="ce61" office:value-type="float" office:value="52.2727272727273" calcext:value-type="float">
            <text:p>52.27</text:p>
          </table:table-cell>
          <table:table-cell table:style-name="ce61" office:value-type="float" office:value="48.8636363636364" calcext:value-type="float">
            <text:p>48.86</text:p>
          </table:table-cell>
          <table:table-cell table:number-columns-repeated="6" table:style-name="ce61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18.1658732147332" calcext:value-type="float">
            <text:p>18.17</text:p>
          </table:table-cell>
          <table:table-cell table:style-name="ce62" office:value-type="float" office:value="17.2836354352821" calcext:value-type="float">
            <text:p>17.28</text:p>
          </table:table-cell>
          <table:table-cell table:style-name="ce62" office:value-type="float" office:value="87.5" calcext:value-type="float">
            <text:p>87.50</text:p>
          </table:table-cell>
          <table:table-cell table:style-name="ce62" office:value-type="float" office:value="36.8421052631579" calcext:value-type="float">
            <text:p>36.84</text:p>
          </table:table-cell>
          <table:table-cell table:style-name="ce62" office:value-type="float" office:value="280" calcext:value-type="float">
            <text:p>280.00</text:p>
          </table:table-cell>
          <table:table-cell table:style-name="ce62" office:value-type="float" office:value="54" calcext:value-type="float">
            <text:p>54.00</text:p>
          </table:table-cell>
          <table:table-cell table:style-name="ce62" office:value-type="float" office:value="5" calcext:value-type="float">
            <text:p>5.00</text:p>
          </table:table-cell>
          <table:table-cell table:style-name="ce62" office:value-type="float" office:value="86.6666666666667" calcext:value-type="float">
            <text:p>86.67</text:p>
          </table:table-cell>
          <table:table-cell table:style-name="ce62" office:value-type="float" office:value="17.9874213836478" calcext:value-type="float">
            <text:p>17.99</text:p>
          </table:table-cell>
          <table:table-cell table:style-name="ce62" office:value-type="float" office:value="17.1238144065624" calcext:value-type="float">
            <text:p>17.12</text:p>
          </table:table-cell>
          <table:table-cell table:style-name="ce62" office:value-type="float" office:value="87.5" calcext:value-type="float">
            <text:p>87.50</text:p>
          </table:table-cell>
          <table:table-cell table:style-name="ce62" office:value-type="float" office:value="36.8421052631579" calcext:value-type="float">
            <text:p>36.84</text:p>
          </table:table-cell>
          <table:table-cell table:style-name="ce62" office:value-type="float" office:value="280" calcext:value-type="float">
            <text:p>280.00</text:p>
          </table:table-cell>
          <table:table-cell table:style-name="ce62" office:value-type="float" office:value="52" calcext:value-type="float">
            <text:p>52.00</text:p>
          </table:table-cell>
          <table:table-cell table:style-name="ce62" office:value-type="float" office:value="5" calcext:value-type="float">
            <text:p>5.00</text:p>
          </table:table-cell>
          <table:table-cell table:style-name="ce62" office:value-type="float" office:value="83.3333333333333" calcext:value-type="float">
            <text:p>83.33</text:p>
          </table:table-cell>
          <table:table-cell table:style-name="ce62" office:value-type="float" office:value="62.5" calcext:value-type="float">
            <text:p>62.50</text:p>
          </table:table-cell>
          <table:table-cell table:style-name="ce62" office:value-type="float" office:value="56.25" calcext:value-type="float">
            <text:p>56.25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18.556955769706" calcext:value-type="float">
            <text:p>18.56</text:p>
          </table:table-cell>
          <table:table-cell table:style-name="ce63" office:value-type="float" office:value="15.6440022111664" calcext:value-type="float">
            <text:p>15.64</text:p>
          </table:table-cell>
          <table:table-cell table:style-name="ce63" office:value-type="float" office:value="60.2803738317757" calcext:value-type="float">
            <text:p>60.28</text:p>
          </table:table-cell>
          <table:table-cell table:style-name="ce63" office:value-type="float" office:value="59.0243902439024" calcext:value-type="float">
            <text:p>59.02</text:p>
          </table:table-cell>
          <table:table-cell table:style-name="ce63" office:value-type="float" office:value="88.8888888888889" calcext:value-type="float">
            <text:p>88.89</text:p>
          </table:table-cell>
          <table:table-cell table:style-name="ce63" office:value-type="float" office:value="26.046511627907" calcext:value-type="float">
            <text:p>26.05</text:p>
          </table:table-cell>
          <table:table-cell table:style-name="ce63" office:value-type="float" office:value="24.1545893719807" calcext:value-type="float">
            <text:p>24.15</text:p>
          </table:table-cell>
          <table:table-cell table:style-name="ce63" office:value-type="float" office:value="75" calcext:value-type="float">
            <text:p>75.00</text:p>
          </table:table-cell>
          <table:table-cell table:style-name="ce63" office:value-type="float" office:value="17.9874213836478" calcext:value-type="float">
            <text:p>17.99</text:p>
          </table:table-cell>
          <table:table-cell table:style-name="ce63" office:value-type="float" office:value="15.0028200789622" calcext:value-type="float">
            <text:p>15.00</text:p>
          </table:table-cell>
          <table:table-cell table:style-name="ce63" office:value-type="float" office:value="59.8130841121495" calcext:value-type="float">
            <text:p>59.81</text:p>
          </table:table-cell>
          <table:table-cell table:style-name="ce63" office:value-type="float" office:value="58.5365853658537" calcext:value-type="float">
            <text:p>58.54</text:p>
          </table:table-cell>
          <table:table-cell table:style-name="ce63" office:value-type="float" office:value="88.8888888888889" calcext:value-type="float">
            <text:p>88.89</text:p>
          </table:table-cell>
          <table:table-cell table:style-name="ce63" office:value-type="float" office:value="25.5813953488372" calcext:value-type="float">
            <text:p>25.58</text:p>
          </table:table-cell>
          <table:table-cell table:style-name="ce63" office:value-type="float" office:value="23.6714975845411" calcext:value-type="float">
            <text:p>23.67</text:p>
          </table:table-cell>
          <table:table-cell table:style-name="ce63" office:value-type="float" office:value="75" calcext:value-type="float">
            <text:p>75.00</text:p>
          </table:table-cell>
          <table:table-cell table:style-name="ce63" office:value-type="float" office:value="50" calcext:value-type="float">
            <text:p>50.00</text:p>
          </table:table-cell>
          <table:table-cell table:style-name="ce63" office:value-type="float" office:value="47.2222222222222" calcext:value-type="float">
            <text:p>47.22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21.8181818181818" calcext:value-type="float">
            <text:p>21.82</text:p>
          </table:table-cell>
          <table:table-cell table:style-name="ce64" office:value-type="float" office:value="22.649154673746" calcext:value-type="float">
            <text:p>22.65</text:p>
          </table:table-cell>
          <table:table-cell table:style-name="ce64" office:value-type="float" office:value="19.7530864197531" calcext:value-type="float">
            <text:p>19.75</text:p>
          </table:table-cell>
          <table:table-cell table:style-name="ce64" office:value-type="float" office:value="25.2669039145907" calcext:value-type="float">
            <text:p>25.27</text:p>
          </table:table-cell>
          <table:table-cell table:style-name="ce64" office:value-type="float" office:value="-16.2790697674419" calcext:value-type="float">
            <text:p>–16.28</text:p>
          </table:table-cell>
          <table:table-cell table:style-name="ce64" office:value-type="float" office:value="5.77507598784195" calcext:value-type="float">
            <text:p>5.78</text:p>
          </table:table-cell>
          <table:table-cell table:style-name="ce64" office:value-type="float" office:value="6.10687022900763" calcext:value-type="float">
            <text:p>6.11</text:p>
          </table:table-cell>
          <table:table-cell table:style-name="ce64" office:value-type="float" office:value="4.47761194029851" calcext:value-type="float">
            <text:p>4.48</text:p>
          </table:table-cell>
          <table:table-cell table:style-name="ce64" office:value-type="float" office:value="21.3140196585618" calcext:value-type="float">
            <text:p>21.31</text:p>
          </table:table-cell>
          <table:table-cell table:style-name="ce64" office:value-type="float" office:value="22.1500211894335" calcext:value-type="float">
            <text:p>22.15</text:p>
          </table:table-cell>
          <table:table-cell table:style-name="ce64" office:value-type="float" office:value="19.4444444444444" calcext:value-type="float">
            <text:p>19.44</text:p>
          </table:table-cell>
          <table:table-cell table:style-name="ce64" office:value-type="float" office:value="24.9110320284697" calcext:value-type="float">
            <text:p>24.91</text:p>
          </table:table-cell>
          <table:table-cell table:style-name="ce64" office:value-type="float" office:value="-16.2790697674419" calcext:value-type="float">
            <text:p>–16.28</text:p>
          </table:table-cell>
          <table:table-cell table:style-name="ce64" office:value-type="float" office:value="5.16717325227964" calcext:value-type="float">
            <text:p>5.17</text:p>
          </table:table-cell>
          <table:table-cell table:style-name="ce64" office:value-type="float" office:value="5.72519083969466" calcext:value-type="float">
            <text:p>5.73</text:p>
          </table:table-cell>
          <table:table-cell table:style-name="ce64" office:value-type="float" office:value="2.98507462686567" calcext:value-type="float">
            <text:p>2.99</text:p>
          </table:table-cell>
          <table:table-cell table:style-name="ce64" office:value-type="float" office:value="71.7948717948718" calcext:value-type="float">
            <text:p>71.79</text:p>
          </table:table-cell>
          <table:table-cell table:style-name="ce64" office:value-type="float" office:value="67.948717948718" calcext:value-type="float">
            <text:p>67.95</text:p>
          </table:table-cell>
          <table:table-cell table:number-columns-repeated="6" table:style-name="ce64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21.483771251932" calcext:value-type="float">
            <text:p>21.48</text:p>
          </table:table-cell>
          <table:table-cell table:style-name="ce62" office:value-type="float" office:value="21.566551997883" calcext:value-type="float">
            <text:p>21.57</text:p>
          </table:table-cell>
          <table:table-cell table:style-name="ce62" office:value-type="float" office:value="4.65116279069768" calcext:value-type="float">
            <text:p>4.65</text:p>
          </table:table-cell>
          <table:table-cell table:style-name="ce62" office:value-type="float" office:value="8.33333333333333" calcext:value-type="float">
            <text:p>8.33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28.3333333333333" calcext:value-type="float">
            <text:p>28.33</text:p>
          </table:table-cell>
          <table:table-cell table:style-name="ce62" office:value-type="float" office:value="90.9090909090909" calcext:value-type="float">
            <text:p>90.91</text:p>
          </table:table-cell>
          <table:table-cell table:style-name="ce62" office:value-type="float" office:value="14.2857142857143" calcext:value-type="float">
            <text:p>14.29</text:p>
          </table:table-cell>
          <table:table-cell table:style-name="ce62" office:value-type="float" office:value="21.3140196585618" calcext:value-type="float">
            <text:p>21.31</text:p>
          </table:table-cell>
          <table:table-cell table:style-name="ce62" office:value-type="float" office:value="21.419080520861" calcext:value-type="float">
            <text:p>21.42</text:p>
          </table:table-cell>
          <table:table-cell table:style-name="ce62" office:value-type="float" office:value="4.65116279069768" calcext:value-type="float">
            <text:p>4.65</text:p>
          </table:table-cell>
          <table:table-cell table:style-name="ce62" office:value-type="float" office:value="8.33333333333333" calcext:value-type="float">
            <text:p>8.33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float" office:value="26.6666666666667" calcext:value-type="float">
            <text:p>26.67</text:p>
          </table:table-cell>
          <table:table-cell table:style-name="ce62" office:value-type="float" office:value="90.9090909090909" calcext:value-type="float">
            <text:p>90.91</text:p>
          </table:table-cell>
          <table:table-cell table:style-name="ce62" office:value-type="float" office:value="12.2448979591837" calcext:value-type="float">
            <text:p>12.24</text:p>
          </table:table-cell>
          <table:table-cell table:style-name="ce62" office:value-type="float" office:value="62.5" calcext:value-type="float">
            <text:p>62.50</text:p>
          </table:table-cell>
          <table:table-cell table:style-name="ce62" office:value-type="float" office:value="56.25" calcext:value-type="float">
            <text:p>56.25</text:p>
          </table:table-cell>
          <table:table-cell table:number-columns-repeated="6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22.1486761710794" calcext:value-type="float">
            <text:p>22.15</text:p>
          </table:table-cell>
          <table:table-cell table:style-name="ce63" office:value-type="float" office:value="23.8602723505033" calcext:value-type="float">
            <text:p>23.86</text:p>
          </table:table-cell>
          <table:table-cell table:style-name="ce63" office:value-type="float" office:value="22.0640569395018" calcext:value-type="float">
            <text:p>22.06</text:p>
          </table:table-cell>
          <table:table-cell table:style-name="ce63" office:value-type="float" office:value="26.8482490272374" calcext:value-type="float">
            <text:p>26.85</text:p>
          </table:table-cell>
          <table:table-cell table:style-name="ce63" office:value-type="float" office:value="-29.1666666666667" calcext:value-type="float">
            <text:p>–29.17</text:p>
          </table:table-cell>
          <table:table-cell table:style-name="ce63" office:value-type="float" office:value="0.743494423791822" calcext:value-type="float">
            <text:p>0.74</text:p>
          </table:table-cell>
          <table:table-cell table:style-name="ce63" office:value-type="float" office:value="2.39043824701195" calcext:value-type="float">
            <text:p>2.39</text:p>
          </table:table-cell>
          <table:table-cell table:style-name="ce63" office:value-type="float" office:value="-22.2222222222222" calcext:value-type="float">
            <text:p>–22.22</text:p>
          </table:table-cell>
          <table:table-cell table:style-name="ce63" office:value-type="float" office:value="21.3140196585618" calcext:value-type="float">
            <text:p>21.31</text:p>
          </table:table-cell>
          <table:table-cell table:style-name="ce63" office:value-type="float" office:value="22.9794933655006" calcext:value-type="float">
            <text:p>22.98</text:p>
          </table:table-cell>
          <table:table-cell table:style-name="ce63" office:value-type="float" office:value="21.7081850533808" calcext:value-type="float">
            <text:p>21.71</text:p>
          </table:table-cell>
          <table:table-cell table:style-name="ce63" office:value-type="float" office:value="26.4591439688716" calcext:value-type="float">
            <text:p>26.46</text:p>
          </table:table-cell>
          <table:table-cell table:style-name="ce63" office:value-type="float" office:value="-29.1666666666667" calcext:value-type="float">
            <text:p>–29.17</text:p>
          </table:table-cell>
          <table:table-cell table:style-name="ce63" office:value-type="float" office:value="0.371747211895911" calcext:value-type="float">
            <text:p>0.37</text:p>
          </table:table-cell>
          <table:table-cell table:style-name="ce63" office:value-type="float" office:value="1.99203187250996" calcext:value-type="float">
            <text:p>1.99</text:p>
          </table:table-cell>
          <table:table-cell table:style-name="ce63" office:value-type="float" office:value="-22.2222222222222" calcext:value-type="float">
            <text:p>–22.22</text:p>
          </table:table-cell>
          <table:table-cell table:style-name="ce63" office:value-type="float" office:value="74.1935483870968" calcext:value-type="float">
            <text:p>74.19</text:p>
          </table:table-cell>
          <table:table-cell table:style-name="ce63" office:value-type="float" office:value="70.9677419354839" calcext:value-type="float">
            <text:p>70.97</text:p>
          </table:table-cell>
          <table:table-cell table:number-columns-repeated="6"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40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2年5月份" calcext:value-type="string">
              <text:p><text:s/>中華民國112年5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14" calcext:value-type="float">
            <text:p><text:s text:c="3"/>9,514</text:p>
          </table:table-cell>
          <table:table-cell table:style-name="ce54" office:value-type="float" office:value="8778" calcext:value-type="float">
            <text:p><text:s text:c="3"/>8,778</text:p>
          </table:table-cell>
          <table:table-cell table:style-name="ce54" office:value-type="float" office:value="388" calcext:value-type="float">
            <text:p><text:s text:c="3"/>388</text:p>
          </table:table-cell>
          <table:table-cell table:style-name="ce54" office:value-type="float" office:value="352" calcext:value-type="float">
            <text:p><text:s text:c="3"/>352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348" calcext:value-type="float">
            <text:p><text:s text:c="3"/>348</text:p>
          </table:table-cell>
          <table:table-cell table:style-name="ce54" office:value-type="float" office:value="278" calcext:value-type="float">
            <text:p><text:s text:c="3"/>278</text:p>
          </table:table-cell>
          <table:table-cell table:style-name="ce54" office:value-type="float" office:value="70" calcext:value-type="float">
            <text:p><text:s text:c="3"/>70</text:p>
          </table:table-cell>
          <table:table-cell table:style-name="ce54" office:value-type="float" office:value="9380" calcext:value-type="float">
            <text:p><text:s text:c="3"/>9,380</text:p>
          </table:table-cell>
          <table:table-cell table:style-name="ce54" office:value-type="float" office:value="8647" calcext:value-type="float">
            <text:p><text:s text:c="3"/>8,647</text:p>
          </table:table-cell>
          <table:table-cell table:style-name="ce54" office:value-type="float" office:value="387" calcext:value-type="float">
            <text:p><text:s text:c="3"/>387</text:p>
          </table:table-cell>
          <table:table-cell table:style-name="ce54" office:value-type="float" office:value="351" calcext:value-type="float">
            <text:p><text:s text:c="3"/>351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346" calcext:value-type="float">
            <text:p><text:s text:c="3"/>346</text:p>
          </table:table-cell>
          <table:table-cell table:style-name="ce54" office:value-type="float" office:value="277" calcext:value-type="float">
            <text:p><text:s text:c="3"/>277</text:p>
          </table:table-cell>
          <table:table-cell table:style-name="ce54" office:value-type="float" office:value="69" calcext:value-type="float">
            <text:p><text:s text:c="3"/>69</text:p>
          </table:table-cell>
          <table:table-cell table:style-name="ce54" office:value-type="float" office:value="134" calcext:value-type="float">
            <text:p><text:s text:c="3"/>134</text:p>
          </table:table-cell>
          <table:table-cell table:style-name="ce54" office:value-type="float" office:value="131" calcext:value-type="float">
            <text:p><text:s text:c="3"/>131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716" calcext:value-type="float">
            <text:p><text:s text:c="3"/>4,716</text:p>
          </table:table-cell>
          <table:table-cell table:style-name="ce51" office:value-type="float" office:value="4594" calcext:value-type="float">
            <text:p><text:s text:c="3"/>4,594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77" calcext:value-type="float">
            <text:p><text:s text:c="3"/>77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56" calcext:value-type="float">
            <text:p><text:s text:c="3"/>56</text:p>
          </table:table-cell>
          <table:table-cell table:style-name="ce51" office:value-type="float" office:value="4690" calcext:value-type="float">
            <text:p><text:s text:c="3"/>4,690</text:p>
          </table:table-cell>
          <table:table-cell table:style-name="ce51" office:value-type="float" office:value="4569" calcext:value-type="float">
            <text:p><text:s text:c="3"/>4,569</text:p>
          </table:table-cell>
          <table:table-cell table:style-name="ce51" office:value-type="float" office:value="45" calcext:value-type="float">
            <text:p><text:s text:c="3"/>45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19" calcext:value-type="float">
            <text:p><text:s text:c="3"/>19</text:p>
          </table:table-cell>
          <table:table-cell table:style-name="ce51" office:value-type="float" office:value="76" calcext:value-type="float">
            <text:p><text:s text:c="3"/>76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26" calcext:value-type="float">
            <text:p><text:s text:c="3"/>26</text:p>
          </table:table-cell>
          <table:table-cell table:style-name="ce51" office:value-type="float" office:value="25" calcext:value-type="float">
            <text:p><text:s text:c="3"/>25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798" calcext:value-type="float">
            <text:p><text:s text:c="3"/>4,798</text:p>
          </table:table-cell>
          <table:table-cell table:style-name="ce52" office:value-type="float" office:value="4184" calcext:value-type="float">
            <text:p><text:s text:c="3"/>4,184</text:p>
          </table:table-cell>
          <table:table-cell table:style-name="ce52" office:value-type="float" office:value="343" calcext:value-type="float">
            <text:p><text:s text:c="3"/>343</text:p>
          </table:table-cell>
          <table:table-cell table:style-name="ce52" office:value-type="float" office:value="326" calcext:value-type="float">
            <text:p><text:s text:c="3"/>326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271" calcext:value-type="float">
            <text:p><text:s text:c="3"/>271</text:p>
          </table:table-cell>
          <table:table-cell table:style-name="ce52" office:value-type="float" office:value="257" calcext:value-type="float">
            <text:p><text:s text:c="3"/>257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4690" calcext:value-type="float">
            <text:p><text:s text:c="3"/>4,690</text:p>
          </table:table-cell>
          <table:table-cell table:style-name="ce52" office:value-type="float" office:value="4078" calcext:value-type="float">
            <text:p><text:s text:c="3"/>4,078</text:p>
          </table:table-cell>
          <table:table-cell table:style-name="ce52" office:value-type="float" office:value="342" calcext:value-type="float">
            <text:p><text:s text:c="3"/>342</text:p>
          </table:table-cell>
          <table:table-cell table:style-name="ce52" office:value-type="float" office:value="325" calcext:value-type="float">
            <text:p><text:s text:c="3"/>325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270" calcext:value-type="float">
            <text:p><text:s text:c="3"/>270</text:p>
          </table:table-cell>
          <table:table-cell table:style-name="ce52" office:value-type="float" office:value="256" calcext:value-type="float">
            <text:p><text:s text:c="3"/>256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106" calcext:value-type="float">
            <text:p><text:s text:c="3"/>106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742" calcext:value-type="float">
            <text:p><text:s text:c="3"/>1,742</text:p>
          </table:table-cell>
          <table:table-cell table:style-name="ce54" office:value-type="float" office:value="1607" calcext:value-type="float">
            <text:p><text:s text:c="3"/>1,607</text:p>
          </table:table-cell>
          <table:table-cell table:style-name="ce54" office:value-type="float" office:value="82" calcext:value-type="float">
            <text:p><text:s text:c="3"/>82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53" calcext:value-type="float">
            <text:p><text:s text:c="3"/>53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style-name="ce54" office:value-type="float" office:value="1710" calcext:value-type="float">
            <text:p><text:s text:c="3"/>1,710</text:p>
          </table:table-cell>
          <table:table-cell table:style-name="ce54" office:value-type="float" office:value="1575" calcext:value-type="float">
            <text:p><text:s text:c="3"/>1,575</text:p>
          </table:table-cell>
          <table:table-cell table:style-name="ce54" office:value-type="float" office:value="82" calcext:value-type="float">
            <text:p><text:s text:c="3"/>82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53" calcext:value-type="float">
            <text:p><text:s text:c="3"/>53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12" calcext:value-type="float">
            <text:p><text:s text:c="3"/>12</text:p>
          </table:table-cell>
          <table:table-cell table:number-columns-repeated="2" table:style-name="ce54" office:value-type="float" office:value="32" calcext:value-type="float">
            <text:p><text:s text:c="3"/>3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861" calcext:value-type="float">
            <text:p><text:s text:c="3"/>861</text:p>
          </table:table-cell>
          <table:table-cell table:style-name="ce51" office:value-type="float" office:value="840" calcext:value-type="float">
            <text:p><text:s text:c="3"/>840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855" calcext:value-type="float">
            <text:p><text:s text:c="3"/>855</text:p>
          </table:table-cell>
          <table:table-cell table:style-name="ce51" office:value-type="float" office:value="834" calcext:value-type="float">
            <text:p><text:s text:c="3"/>834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9" calcext:value-type="float">
            <text:p><text:s text:c="3"/>9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881" calcext:value-type="float">
            <text:p><text:s text:c="3"/>881</text:p>
          </table:table-cell>
          <table:table-cell table:style-name="ce52" office:value-type="float" office:value="767" calcext:value-type="float">
            <text:p><text:s text:c="3"/>767</text:p>
          </table:table-cell>
          <table:table-cell table:style-name="ce52" office:value-type="float" office:value="73" calcext:value-type="float">
            <text:p><text:s text:c="3"/>73</text:p>
          </table:table-cell>
          <table:table-cell table:style-name="ce52" office:value-type="float" office:value="69" calcext:value-type="float">
            <text:p><text:s text:c="3"/>69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855" calcext:value-type="float">
            <text:p><text:s text:c="3"/>855</text:p>
          </table:table-cell>
          <table:table-cell table:style-name="ce52" office:value-type="float" office:value="741" calcext:value-type="float">
            <text:p><text:s text:c="3"/>741</text:p>
          </table:table-cell>
          <table:table-cell table:style-name="ce52" office:value-type="float" office:value="73" calcext:value-type="float">
            <text:p><text:s text:c="3"/>73</text:p>
          </table:table-cell>
          <table:table-cell table:style-name="ce52" office:value-type="float" office:value="69" calcext:value-type="float">
            <text:p><text:s text:c="3"/>69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41" calcext:value-type="float">
            <text:p><text:s text:c="3"/>41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26" calcext:value-type="float">
            <text:p><text:s text:c="3"/>26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934" calcext:value-type="float">
            <text:p><text:s text:c="3"/>934</text:p>
          </table:table-cell>
          <table:table-cell table:style-name="ce54" office:value-type="float" office:value="855" calcext:value-type="float">
            <text:p><text:s text:c="3"/>855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930" calcext:value-type="float">
            <text:p><text:s text:c="3"/>930</text:p>
          </table:table-cell>
          <table:table-cell table:style-name="ce54" office:value-type="float" office:value="851" calcext:value-type="float">
            <text:p><text:s text:c="3"/>851</text:p>
          </table:table-cell>
          <table:table-cell table:style-name="ce54" office:value-type="float" office:value="44" calcext:value-type="float">
            <text:p><text:s text:c="3"/>44</text:p>
          </table:table-cell>
          <table:table-cell table:style-name="ce54" office:value-type="float" office:value="40" calcext:value-type="float">
            <text:p><text:s text:c="3"/>40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5" calcext:value-type="float">
            <text:p><text:s text:c="3"/>35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number-columns-repeated="2" table:style-name="ce54" office:value-type="float" office:value="4" calcext:value-type="float">
            <text:p><text:s text:c="3"/>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465" calcext:value-type="float">
            <text:p><text:s text:c="3"/>465</text:p>
          </table:table-cell>
          <table:table-cell table:style-name="ce51" office:value-type="float" office:value="437" calcext:value-type="float">
            <text:p><text:s text:c="3"/>437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465" calcext:value-type="float">
            <text:p><text:s text:c="3"/>465</text:p>
          </table:table-cell>
          <table:table-cell table:style-name="ce51" office:value-type="float" office:value="437" calcext:value-type="float">
            <text:p><text:s text:c="3"/>437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469" calcext:value-type="float">
            <text:p><text:s text:c="3"/>469</text:p>
          </table:table-cell>
          <table:table-cell table:style-name="ce52" office:value-type="float" office:value="418" calcext:value-type="float">
            <text:p><text:s text:c="3"/>418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465" calcext:value-type="float">
            <text:p><text:s text:c="3"/>465</text:p>
          </table:table-cell>
          <table:table-cell table:style-name="ce52" office:value-type="float" office:value="414" calcext:value-type="float">
            <text:p><text:s text:c="3"/>414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number-columns-repeated="3" table:style-name="ce52" office:value-type="float" office:value="4" calcext:value-type="float">
            <text:p><text:s text:c="3"/>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058" calcext:value-type="float">
            <text:p><text:s text:c="3"/>1,058</text:p>
          </table:table-cell>
          <table:table-cell table:style-name="ce54" office:value-type="float" office:value="961" calcext:value-type="float">
            <text:p><text:s text:c="3"/>961</text:p>
          </table:table-cell>
          <table:table-cell table:style-name="ce54" office:value-type="float" office:value="43" calcext:value-type="float">
            <text:p><text:s text:c="3"/>43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1048" calcext:value-type="float">
            <text:p><text:s text:c="3"/>1,048</text:p>
          </table:table-cell>
          <table:table-cell table:style-name="ce54" office:value-type="float" office:value="952" calcext:value-type="float">
            <text:p><text:s text:c="3"/>952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54" calcext:value-type="float">
            <text:p><text:s text:c="3"/>54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9" calcext:value-type="float">
            <text:p><text:s text:c="3"/>9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28" calcext:value-type="float">
            <text:p><text:s text:c="3"/>528</text:p>
          </table:table-cell>
          <table:table-cell table:style-name="ce51" office:value-type="float" office:value="515" calcext:value-type="float">
            <text:p><text:s text:c="3"/>515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24" calcext:value-type="float">
            <text:p><text:s text:c="3"/>524</text:p>
          </table:table-cell>
          <table:table-cell table:style-name="ce51" office:value-type="float" office:value="511" calcext:value-type="float">
            <text:p><text:s text:c="3"/>51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10" calcext:value-type="float">
            <text:p><text:s text:c="3"/>10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8" calcext:value-type="float">
            <text:p><text:s text:c="3"/>8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30" calcext:value-type="float">
            <text:p><text:s text:c="3"/>530</text:p>
          </table:table-cell>
          <table:table-cell table:style-name="ce52" office:value-type="float" office:value="446" calcext:value-type="float">
            <text:p><text:s text:c="3"/>446</text:p>
          </table:table-cell>
          <table:table-cell table:style-name="ce52" office:value-type="float" office:value="40" calcext:value-type="float">
            <text:p><text:s text:c="3"/>40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524" calcext:value-type="float">
            <text:p><text:s text:c="3"/>524</text:p>
          </table:table-cell>
          <table:table-cell table:style-name="ce52" office:value-type="float" office:value="441" calcext:value-type="float">
            <text:p><text:s text:c="3"/>441</text:p>
          </table:table-cell>
          <table:table-cell table:style-name="ce52" office:value-type="float" office:value="39" calcext:value-type="float">
            <text:p><text:s text:c="3"/>39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44" calcext:value-type="float">
            <text:p><text:s text:c="3"/>44</text:p>
          </table:table-cell>
          <table:table-cell table:style-name="ce52" office:value-type="float" office:value="43" calcext:value-type="float">
            <text:p><text:s text:c="3"/>4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6" calcext:value-type="float">
            <text:p><text:s text:c="3"/>6</text:p>
          </table:table-cell>
          <table:table-cell table:style-name="ce52" office:value-type="float" office:value="5" calcext:value-type="float">
            <text:p><text:s text:c="3"/>5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1180" calcext:value-type="float">
            <text:p><text:s text:c="3"/>1,180</text:p>
          </table:table-cell>
          <table:table-cell table:style-name="ce54" office:value-type="float" office:value="1101" calcext:value-type="float">
            <text:p><text:s text:c="3"/>1,101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1162" calcext:value-type="float">
            <text:p><text:s text:c="3"/>1,162</text:p>
          </table:table-cell>
          <table:table-cell table:style-name="ce54" office:value-type="float" office:value="1084" calcext:value-type="float">
            <text:p><text:s text:c="3"/>1,084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48" calcext:value-type="float">
            <text:p><text:s text:c="3"/>48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89" calcext:value-type="float">
            <text:p><text:s text:c="3"/>589</text:p>
          </table:table-cell>
          <table:table-cell table:style-name="ce51" office:value-type="float" office:value="568" calcext:value-type="float">
            <text:p><text:s text:c="3"/>56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581" calcext:value-type="float">
            <text:p><text:s text:c="3"/>581</text:p>
          </table:table-cell>
          <table:table-cell table:style-name="ce51" office:value-type="float" office:value="561" calcext:value-type="float">
            <text:p><text:s text:c="3"/>56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number-columns-repeated="2" table:style-name="ce51" office:value-type="float" office:value="7" calcext:value-type="float">
            <text:p><text:s text:c="3"/>7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591" calcext:value-type="float">
            <text:p><text:s text:c="3"/>591</text:p>
          </table:table-cell>
          <table:table-cell table:style-name="ce52" office:value-type="float" office:value="533" calcext:value-type="float">
            <text:p><text:s text:c="3"/>533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581" calcext:value-type="float">
            <text:p><text:s text:c="3"/>581</text:p>
          </table:table-cell>
          <table:table-cell table:style-name="ce52" office:value-type="float" office:value="523" calcext:value-type="float">
            <text:p><text:s text:c="3"/>523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4" calcext:value-type="float">
            <text:p><text:s text:c="3"/>34</text:p>
          </table:table-cell>
          <table:table-cell table:style-name="ce52" office:value-type="float" office:value="31" calcext:value-type="float">
            <text:p><text:s text:c="3"/>31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682" calcext:value-type="float">
            <text:p><text:s text:c="3"/>682</text:p>
          </table:table-cell>
          <table:table-cell table:style-name="ce54" office:value-type="float" office:value="633" calcext:value-type="float">
            <text:p><text:s text:c="3"/>633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674" calcext:value-type="float">
            <text:p><text:s text:c="3"/>674</text:p>
          </table:table-cell>
          <table:table-cell table:style-name="ce54" office:value-type="float" office:value="625" calcext:value-type="float">
            <text:p><text:s text:c="3"/>625</text:p>
          </table:table-cell>
          <table:table-cell table:style-name="ce54" office:value-type="float" office:value="22" calcext:value-type="float">
            <text:p><text:s text:c="3"/>22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3" calcext:value-type="float">
            <text:p><text:s text:c="3"/>3</text:p>
          </table:table-cell>
          <table:table-cell table:number-columns-repeated="2" table:style-name="ce54" office:value-type="float" office:value="8" calcext:value-type="float">
            <text:p><text:s text:c="3"/>8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332" calcext:value-type="float">
            <text:p><text:s text:c="3"/>332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2" calcext:value-type="float">
            <text:p><text:s text:c="3"/>2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345" calcext:value-type="float">
            <text:p><text:s text:c="3"/>345</text:p>
          </table:table-cell>
          <table:table-cell table:style-name="ce52" office:value-type="float" office:value="301" calcext:value-type="float">
            <text:p><text:s text:c="3"/>301</text:p>
          </table:table-cell>
          <table:table-cell table:number-columns-repeated="2" table:style-name="ce52" office:value-type="float" office:value="19" calcext:value-type="float">
            <text:p><text:s text:c="3"/>1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337" calcext:value-type="float">
            <text:p><text:s text:c="3"/>337</text:p>
          </table:table-cell>
          <table:table-cell table:style-name="ce52" office:value-type="float" office:value="293" calcext:value-type="float">
            <text:p><text:s text:c="3"/>293</text:p>
          </table:table-cell>
          <table:table-cell table:number-columns-repeated="2" table:style-name="ce52" office:value-type="float" office:value="19" calcext:value-type="float">
            <text:p><text:s text:c="3"/>1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1048" calcext:value-type="float">
            <text:p><text:s text:c="3"/>1,048</text:p>
          </table:table-cell>
          <table:table-cell table:style-name="ce54" office:value-type="float" office:value="976" calcext:value-type="float">
            <text:p><text:s text:c="3"/>976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028" calcext:value-type="float">
            <text:p><text:s text:c="3"/>1,028</text:p>
          </table:table-cell>
          <table:table-cell table:style-name="ce54" office:value-type="float" office:value="957" calcext:value-type="float">
            <text:p><text:s text:c="3"/>957</text:p>
          </table:table-cell>
          <table:table-cell table:style-name="ce54" office:value-type="float" office:value="41" calcext:value-type="float">
            <text:p><text:s text:c="3"/>41</text:p>
          </table:table-cell>
          <table:table-cell table:style-name="ce54" office:value-type="float" office:value="36" calcext:value-type="float">
            <text:p><text:s text:c="3"/>3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514" calcext:value-type="float">
            <text:p><text:s text:c="3"/>514</text:p>
          </table:table-cell>
          <table:table-cell table:style-name="ce51" office:value-type="float" office:value="506" calcext:value-type="float">
            <text:p><text:s text:c="3"/>50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514" calcext:value-type="float">
            <text:p><text:s text:c="3"/>514</text:p>
          </table:table-cell>
          <table:table-cell table:style-name="ce51" office:value-type="float" office:value="506" calcext:value-type="float">
            <text:p><text:s text:c="3"/>506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534" calcext:value-type="float">
            <text:p><text:s text:c="3"/>534</text:p>
          </table:table-cell>
          <table:table-cell table:style-name="ce52" office:value-type="float" office:value="470" calcext:value-type="float">
            <text:p><text:s text:c="3"/>470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7" calcext:value-type="float">
            <text:p><text:s text:c="3"/>27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514" calcext:value-type="float">
            <text:p><text:s text:c="3"/>514</text:p>
          </table:table-cell>
          <table:table-cell table:style-name="ce52" office:value-type="float" office:value="451" calcext:value-type="float">
            <text:p><text:s text:c="3"/>451</text:p>
          </table:table-cell>
          <table:table-cell table:style-name="ce52" office:value-type="float" office:value="37" calcext:value-type="float">
            <text:p><text:s text:c="3"/>37</text:p>
          </table:table-cell>
          <table:table-cell table:style-name="ce52" office:value-type="float" office:value="35" calcext:value-type="float">
            <text:p><text:s text:c="3"/>3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20" calcext:value-type="float">
            <text:p><text:s text:c="3"/>20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2832" calcext:value-type="float">
            <text:p><text:s text:c="3"/>2,832</text:p>
          </table:table-cell>
          <table:table-cell table:style-name="ce54" office:value-type="float" office:value="2615" calcext:value-type="float">
            <text:p><text:s text:c="3"/>2,615</text:p>
          </table:table-cell>
          <table:table-cell table:style-name="ce54" office:value-type="float" office:value="119" calcext:value-type="float">
            <text:p><text:s text:c="3"/>119</text:p>
          </table:table-cell>
          <table:table-cell table:style-name="ce54" office:value-type="float" office:value="113" calcext:value-type="float">
            <text:p><text:s text:c="3"/>113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98" calcext:value-type="float">
            <text:p><text:s text:c="3"/>98</text:p>
          </table:table-cell>
          <table:table-cell table:style-name="ce54" office:value-type="float" office:value="90" calcext:value-type="float">
            <text:p><text:s text:c="3"/>90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2790" calcext:value-type="float">
            <text:p><text:s text:c="3"/>2,790</text:p>
          </table:table-cell>
          <table:table-cell table:style-name="ce54" office:value-type="float" office:value="2573" calcext:value-type="float">
            <text:p><text:s text:c="3"/>2,573</text:p>
          </table:table-cell>
          <table:table-cell table:style-name="ce54" office:value-type="float" office:value="119" calcext:value-type="float">
            <text:p><text:s text:c="3"/>119</text:p>
          </table:table-cell>
          <table:table-cell table:style-name="ce54" office:value-type="float" office:value="113" calcext:value-type="float">
            <text:p><text:s text:c="3"/>113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98" calcext:value-type="float">
            <text:p><text:s text:c="3"/>98</text:p>
          </table:table-cell>
          <table:table-cell table:style-name="ce54" office:value-type="float" office:value="90" calcext:value-type="float">
            <text:p><text:s text:c="3"/>90</text:p>
          </table:table-cell>
          <table:table-cell table:style-name="ce54" office:value-type="float" office:value="8" calcext:value-type="float">
            <text:p><text:s text:c="3"/>8</text:p>
          </table:table-cell>
          <table:table-cell table:number-columns-repeated="2" table:style-name="ce54" office:value-type="float" office:value="42" calcext:value-type="float">
            <text:p><text:s text:c="3"/>4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1403" calcext:value-type="float">
            <text:p><text:s text:c="3"/>1,403</text:p>
          </table:table-cell>
          <table:table-cell table:style-name="ce51" office:value-type="float" office:value="1377" calcext:value-type="float">
            <text:p><text:s text:c="3"/>1,377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1395" calcext:value-type="float">
            <text:p><text:s text:c="3"/>1,395</text:p>
          </table:table-cell>
          <table:table-cell table:style-name="ce51" office:value-type="float" office:value="1369" calcext:value-type="float">
            <text:p><text:s text:c="3"/>1,369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3" table:style-name="ce51" office:value-type="float" office:value="8" calcext:value-type="float">
            <text:p><text:s text:c="3"/>8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1429" calcext:value-type="float">
            <text:p><text:s text:c="3"/>1,429</text:p>
          </table:table-cell>
          <table:table-cell table:style-name="ce52" office:value-type="float" office:value="1238" calcext:value-type="float">
            <text:p><text:s text:c="3"/>1,238</text:p>
          </table:table-cell>
          <table:table-cell table:style-name="ce52" office:value-type="float" office:value="106" calcext:value-type="float">
            <text:p><text:s text:c="3"/>106</text:p>
          </table:table-cell>
          <table:table-cell table:style-name="ce52" office:value-type="float" office:value="104" calcext:value-type="float">
            <text:p><text:s text:c="3"/>104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85" calcext:value-type="float">
            <text:p><text:s text:c="3"/>8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395" calcext:value-type="float">
            <text:p><text:s text:c="3"/>1,395</text:p>
          </table:table-cell>
          <table:table-cell table:style-name="ce52" office:value-type="float" office:value="1204" calcext:value-type="float">
            <text:p><text:s text:c="3"/>1,204</text:p>
          </table:table-cell>
          <table:table-cell table:style-name="ce52" office:value-type="float" office:value="106" calcext:value-type="float">
            <text:p><text:s text:c="3"/>106</text:p>
          </table:table-cell>
          <table:table-cell table:style-name="ce52" office:value-type="float" office:value="104" calcext:value-type="float">
            <text:p><text:s text:c="3"/>104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85" calcext:value-type="float">
            <text:p><text:s text:c="3"/>85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34" calcext:value-type="float">
            <text:p><text:s text:c="3"/>3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58" calcext:value-type="float">
            <text:p><text:s text:c="3"/>158</text:p>
          </table:table-cell>
          <table:table-cell table:style-name="ce103" office:value-type="float" office:value="145" calcext:value-type="float">
            <text:p><text:s text:c="3"/>145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56" calcext:value-type="float">
            <text:p><text:s text:c="3"/>156</text:p>
          </table:table-cell>
          <table:table-cell table:style-name="ce103" office:value-type="float" office:value="143" calcext:value-type="float">
            <text:p><text:s text:c="3"/>143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67" calcext:value-type="float">
            <text:p><text:s text:c="3"/>67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54" calcext:value-type="float">
            <text:p><text:s text:c="3"/>254</text:p>
          </table:table-cell>
          <table:table-cell table:style-name="ce103" office:value-type="float" office:value="235" calcext:value-type="float">
            <text:p><text:s text:c="3"/>235</text:p>
          </table:table-cell>
          <table:table-cell table:number-columns-repeated="2"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48" calcext:value-type="float">
            <text:p><text:s text:c="3"/>248</text:p>
          </table:table-cell>
          <table:table-cell table:style-name="ce103" office:value-type="float" office:value="229" calcext:value-type="float">
            <text:p><text:s text:c="3"/>229</text:p>
          </table:table-cell>
          <table:table-cell table:style-name="ce143" office:value-type="float" office:value="13" calcext:value-type="float">
            <text:p><text:s text:c="3"/>13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24" calcext:value-type="float">
            <text:p><text:s text:c="3"/>124</text:p>
          </table:table-cell>
          <table:table-cell table:style-name="ce103" office:value-type="float" office:value="119" calcext:value-type="float">
            <text:p><text:s text:c="3"/>119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24" calcext:value-type="float">
            <text:p><text:s text:c="3"/>124</text:p>
          </table:table-cell>
          <table:table-cell table:style-name="ce103" office:value-type="float" office:value="119" calcext:value-type="float">
            <text:p><text:s text:c="3"/>119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30" calcext:value-type="float">
            <text:p><text:s text:c="3"/>130</text:p>
          </table:table-cell>
          <table:table-cell table:style-name="ce104" office:value-type="float" office:value="116" calcext:value-type="float">
            <text:p><text:s text:c="3"/>116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24" calcext:value-type="float">
            <text:p><text:s text:c="3"/>124</text:p>
          </table:table-cell>
          <table:table-cell table:style-name="ce104" office:value-type="float" office:value="110" calcext:value-type="float">
            <text:p><text:s text:c="3"/>110</text:p>
          </table:table-cell>
          <table:table-cell table:number-columns-repeated="2" table:style-name="ce104" office:value-type="float" office:value="10" calcext:value-type="float">
            <text:p><text:s text:c="3"/>10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20" calcext:value-type="float">
            <text:p><text:s text:c="3"/>220</text:p>
          </table:table-cell>
          <table:table-cell table:style-name="ce103" office:value-type="float" office:value="206" calcext:value-type="float">
            <text:p><text:s text:c="3"/>206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14" calcext:value-type="float">
            <text:p><text:s text:c="3"/>214</text:p>
          </table:table-cell>
          <table:table-cell table:style-name="ce103" office:value-type="float" office:value="200" calcext:value-type="float">
            <text:p><text:s text:c="3"/>200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0" calcext:value-type="float">
            <text:p><text:s text:c="3"/>10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style-name="ce103" office:value-type="float" office:value="106" calcext:value-type="float">
            <text:p><text:s text:c="3"/>10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7" calcext:value-type="float">
            <text:p><text:s text:c="3"/>107</text:p>
          </table:table-cell>
          <table:table-cell table:style-name="ce103" office:value-type="float" office:value="106" calcext:value-type="float">
            <text:p><text:s text:c="3"/>10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3" calcext:value-type="float">
            <text:p><text:s text:c="3"/>113</text:p>
          </table:table-cell>
          <table:table-cell table:style-name="ce104" office:value-type="float" office:value="100" calcext:value-type="float">
            <text:p><text:s text:c="3"/>100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07" calcext:value-type="float">
            <text:p><text:s text:c="3"/>107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46" calcext:value-type="float">
            <text:p><text:s text:c="3"/>446</text:p>
          </table:table-cell>
          <table:table-cell table:style-name="ce103" office:value-type="float" office:value="408" calcext:value-type="float">
            <text:p><text:s text:c="3"/>408</text:p>
          </table:table-cell>
          <table:table-cell table:style-name="ce103" office:value-type="float" office:value="24" calcext:value-type="float">
            <text:p><text:s text:c="3"/>24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40" calcext:value-type="float">
            <text:p><text:s text:c="3"/>440</text:p>
          </table:table-cell>
          <table:table-cell table:style-name="ce103" office:value-type="float" office:value="402" calcext:value-type="float">
            <text:p><text:s text:c="3"/>402</text:p>
          </table:table-cell>
          <table:table-cell table:style-name="ce143" office:value-type="float" office:value="24" calcext:value-type="float">
            <text:p><text:s text:c="3"/>24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43" office:value-type="float" office:value="14" calcext:value-type="float">
            <text:p><text:s text:c="3"/>14</text:p>
          </table:table-cell>
          <table:table-cell table:style-name="ce103" office:value-type="float" office:value="13" calcext:value-type="float">
            <text:p><text:s text:c="3"/>1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20" calcext:value-type="float">
            <text:p><text:s text:c="3"/>220</text:p>
          </table:table-cell>
          <table:table-cell table:style-name="ce103" office:value-type="float" office:value="216" calcext:value-type="float">
            <text:p><text:s text:c="3"/>216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20" calcext:value-type="float">
            <text:p><text:s text:c="3"/>220</text:p>
          </table:table-cell>
          <table:table-cell table:style-name="ce103" office:value-type="float" office:value="216" calcext:value-type="float">
            <text:p><text:s text:c="3"/>216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26" calcext:value-type="float">
            <text:p><text:s text:c="3"/>226</text:p>
          </table:table-cell>
          <table:table-cell table:style-name="ce104" office:value-type="float" office:value="192" calcext:value-type="float">
            <text:p><text:s text:c="3"/>192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20" calcext:value-type="float">
            <text:p><text:s text:c="3"/>220</text:p>
          </table:table-cell>
          <table:table-cell table:style-name="ce104" office:value-type="float" office:value="186" calcext:value-type="float">
            <text:p><text:s text:c="3"/>186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style-name="ce104" office:value-type="float" office:value="20" calcext:value-type="float">
            <text:p><text:s text:c="3"/>2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13" calcext:value-type="float">
            <text:p><text:s text:c="3"/>1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02" calcext:value-type="float">
            <text:p><text:s text:c="3"/>202</text:p>
          </table:table-cell>
          <table:table-cell table:style-name="ce103" office:value-type="float" office:value="189" calcext:value-type="float">
            <text:p><text:s text:c="3"/>189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94" calcext:value-type="float">
            <text:p><text:s text:c="3"/>194</text:p>
          </table:table-cell>
          <table:table-cell table:style-name="ce103" office:value-type="float" office:value="181" calcext:value-type="float">
            <text:p><text:s text:c="3"/>181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style-name="ce103" office:value-type="float" office:value="95" calcext:value-type="float">
            <text:p><text:s text:c="3"/>95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03" calcext:value-type="float">
            <text:p><text:s text:c="3"/>103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7" calcext:value-type="float">
            <text:p><text:s text:c="3"/>97</text:p>
          </table:table-cell>
          <table:table-cell table:style-name="ce104" office:value-type="float" office:value="86" calcext:value-type="float">
            <text:p><text:s text:c="3"/>86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228" calcext:value-type="float">
            <text:p><text:s text:c="3"/>228</text:p>
          </table:table-cell>
          <table:table-cell table:style-name="ce138" office:value-type="float" office:value="209" calcext:value-type="float">
            <text:p><text:s text:c="3"/>20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38" office:value-type="float" office:value="11" calcext:value-type="float">
            <text:p><text:s text:c="3"/>11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224" calcext:value-type="float">
            <text:p><text:s text:c="3"/>224</text:p>
          </table:table-cell>
          <table:table-cell table:style-name="ce103" office:value-type="float" office:value="205" calcext:value-type="float">
            <text:p><text:s text:c="3"/>205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03" office:value-type="float" office:value="113" calcext:value-type="float">
            <text:p><text:s text:c="3"/>11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style-name="ce103" office:value-type="float" office:value="111" calcext:value-type="float">
            <text:p><text:s text:c="3"/>11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4" calcext:value-type="float">
            <text:p><text:s text:c="3"/>114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12" calcext:value-type="float">
            <text:p><text:s text:c="3"/>112</text:p>
          </table:table-cell>
          <table:table-cell table:style-name="ce104" office:value-type="float" office:value="94" calcext:value-type="float">
            <text:p><text:s text:c="3"/>94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1" calcext:value-type="float">
            <text:p><text:s text:c="3"/>1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98" calcext:value-type="float">
            <text:p><text:s text:c="3"/>198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number-columns-repeated="2" table:style-name="ce103" office:value-type="float" office:value="15" calcext:value-type="float">
            <text:p><text:s text:c="3"/>1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98" calcext:value-type="float">
            <text:p><text:s text:c="3"/>198</text:p>
          </table:table-cell>
          <table:table-cell table:style-name="ce103" office:value-type="float" office:value="176" calcext:value-type="float">
            <text:p><text:s text:c="3"/>176</text:p>
          </table:table-cell>
          <table:table-cell table:style-name="ce143" office:value-type="float" office:value="15" calcext:value-type="float">
            <text:p><text:s text:c="3"/>15</text:p>
          </table:table-cell>
          <table:table-cell table:style-name="ce103" office:value-type="float" office:value="15" calcext:value-type="float">
            <text:p><text:s text:c="3"/>1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style-name="ce103" office:value-type="float" office:value="98" calcext:value-type="float">
            <text:p><text:s text:c="3"/>98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number-columns-repeated="2" table:style-name="ce104" office:value-type="float" office:value="15" calcext:value-type="float">
            <text:p><text:s text:c="3"/>1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9" calcext:value-type="float">
            <text:p><text:s text:c="3"/>99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number-columns-repeated="2" table:style-name="ce104" office:value-type="float" office:value="15" calcext:value-type="float">
            <text:p><text:s text:c="3"/>1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16" calcext:value-type="float">
            <text:p><text:s text:c="3"/>316</text:p>
          </table:table-cell>
          <table:table-cell table:style-name="ce103" office:value-type="float" office:value="296" calcext:value-type="float">
            <text:p><text:s text:c="3"/>296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314" calcext:value-type="float">
            <text:p><text:s text:c="3"/>314</text:p>
          </table:table-cell>
          <table:table-cell table:style-name="ce103" office:value-type="float" office:value="294" calcext:value-type="float">
            <text:p><text:s text:c="3"/>294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7" calcext:value-type="float">
            <text:p><text:s text:c="3"/>7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57" calcext:value-type="float">
            <text:p><text:s text:c="3"/>157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57" calcext:value-type="float">
            <text:p><text:s text:c="3"/>157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59" calcext:value-type="float">
            <text:p><text:s text:c="3"/>159</text:p>
          </table:table-cell>
          <table:table-cell table:style-name="ce104" office:value-type="float" office:value="142" calcext:value-type="float">
            <text:p><text:s text:c="3"/>142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57" calcext:value-type="float">
            <text:p><text:s text:c="3"/>157</text:p>
          </table:table-cell>
          <table:table-cell table:style-name="ce104" office:value-type="float" office:value="140" calcext:value-type="float">
            <text:p><text:s text:c="3"/>140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4" calcext:value-type="float">
            <text:p><text:s text:c="3"/>104</text:p>
          </table:table-cell>
          <table:table-cell table:style-name="ce103" office:value-type="float" office:value="97" calcext:value-type="float">
            <text:p><text:s text:c="3"/>97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02" calcext:value-type="float">
            <text:p><text:s text:c="3"/>102</text:p>
          </table:table-cell>
          <table:table-cell table:style-name="ce103" office:value-type="float" office:value="95" calcext:value-type="float">
            <text:p><text:s text:c="3"/>95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51" calcext:value-type="float">
            <text:p><text:s text:c="3"/>5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1" calcext:value-type="float">
            <text:p><text:s text:c="3"/>5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1" calcext:value-type="float">
            <text:p><text:s text:c="3"/>51</text:p>
          </table:table-cell>
          <table:table-cell table:style-name="ce104" office:value-type="float" office:value="44" calcext:value-type="float">
            <text:p><text:s text:c="3"/>44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style-name="ce103" office:value-type="float" office:value="171" calcext:value-type="float">
            <text:p><text:s text:c="3"/>17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7" calcext:value-type="float">
            <text:p><text:s text:c="3"/>7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4" calcext:value-type="float">
            <text:p><text:s text:c="3"/>184</text:p>
          </table:table-cell>
          <table:table-cell table:style-name="ce103" office:value-type="float" office:value="171" calcext:value-type="float">
            <text:p><text:s text:c="3"/>171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7" calcext:value-type="float">
            <text:p><text:s text:c="3"/>7</text:p>
          </table:table-cell>
          <table:table-cell table:style-name="ce103" office:value-type="float" office:value="7" calcext:value-type="float">
            <text:p><text:s text:c="3"/>7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style-name="ce103" office:value-type="float" office:value="91" calcext:value-type="float">
            <text:p><text:s text:c="3"/>91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2" calcext:value-type="float">
            <text:p><text:s text:c="3"/>92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style-name="ce103" office:value-type="float" office:value="65" calcext:value-type="float">
            <text:p><text:s text:c="3"/>65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4" calcext:value-type="float">
            <text:p><text:s text:c="3"/>34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4" calcext:value-type="float">
            <text:p><text:s text:c="3"/>34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style-name="ce104" office:value-type="float" office:value="31" calcext:value-type="float">
            <text:p><text:s text:c="3"/>31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style-name="ce104" office:value-type="float" office:value="31" calcext:value-type="float">
            <text:p><text:s text:c="3"/>31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80" calcext:value-type="float">
            <text:p><text:s text:c="3"/>180</text:p>
          </table:table-cell>
          <table:table-cell table:style-name="ce103" office:value-type="float" office:value="166" calcext:value-type="float">
            <text:p><text:s text:c="3"/>166</text:p>
          </table:table-cell>
          <table:table-cell table:style-name="ce10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80" calcext:value-type="float">
            <text:p><text:s text:c="3"/>180</text:p>
          </table:table-cell>
          <table:table-cell table:style-name="ce103" office:value-type="float" office:value="166" calcext:value-type="float">
            <text:p><text:s text:c="3"/>166</text:p>
          </table:table-cell>
          <table:table-cell table:style-name="ce143" office:value-type="float" office:value="12" calcext:value-type="float">
            <text:p><text:s text:c="3"/>12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90" calcext:value-type="float">
            <text:p><text:s text:c="3"/>90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0" calcext:value-type="float">
            <text:p><text:s text:c="3"/>90</text:p>
          </table:table-cell>
          <table:table-cell table:style-name="ce104" office:value-type="float" office:value="79" calcext:value-type="float">
            <text:p><text:s text:c="3"/>79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66" calcext:value-type="float">
            <text:p><text:s text:c="3"/>166</text:p>
          </table:table-cell>
          <table:table-cell table:style-name="ce103" office:value-type="float" office:value="153" calcext:value-type="float">
            <text:p><text:s text:c="3"/>153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60" calcext:value-type="float">
            <text:p><text:s text:c="3"/>160</text:p>
          </table:table-cell>
          <table:table-cell table:style-name="ce103" office:value-type="float" office:value="147" calcext:value-type="float">
            <text:p><text:s text:c="3"/>147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2" calcext:value-type="float">
            <text:p><text:s text:c="3"/>82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80" calcext:value-type="float">
            <text:p><text:s text:c="3"/>80</text:p>
          </table:table-cell>
          <table:table-cell table:style-name="ce103" office:value-type="float" office:value="78" calcext:value-type="float">
            <text:p><text:s text:c="3"/>78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4" calcext:value-type="float">
            <text:p><text:s text:c="3"/>84</text:p>
          </table:table-cell>
          <table:table-cell table:style-name="ce104" office:value-type="float" office:value="73" calcext:value-type="float">
            <text:p><text:s text:c="3"/>73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0" calcext:value-type="float">
            <text:p><text:s text:c="3"/>80</text:p>
          </table:table-cell>
          <table:table-cell table:style-name="ce104" office:value-type="float" office:value="69" calcext:value-type="float">
            <text:p><text:s text:c="3"/>69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style-name="ce103" office:value-type="float" office:value="99" calcext:value-type="float">
            <text:p><text:s text:c="3"/>99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style-name="ce103" office:value-type="float" office:value="53" calcext:value-type="float">
            <text:p><text:s text:c="3"/>5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style-name="ce103" office:value-type="float" office:value="53" calcext:value-type="float">
            <text:p><text:s text:c="3"/>5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4" calcext:value-type="float">
            <text:p><text:s text:c="3"/>54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4" calcext:value-type="float">
            <text:p><text:s text:c="3"/>54</text:p>
          </table:table-cell>
          <table:table-cell table:style-name="ce104" office:value-type="float" office:value="46" calcext:value-type="float">
            <text:p><text:s text:c="3"/>46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number-columns-repeated="2" table:style-name="ce54" office:value-type="float" office:value="7" calcext:value-type="float">
            <text:p><text:s text:c="3"/>7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30" calcext:value-type="float">
            <text:p><text:s text:c="3"/>30</text:p>
          </table:table-cell>
          <table:table-cell table:number-columns-repeated="2" table:style-name="ce54" office:value-type="float" office:value="7" calcext:value-type="float">
            <text:p><text:s text:c="3"/>7</text:p>
          </table:table-cell>
          <table:table-cell table:style-name="ce54" office:value-type="float" office:value="0" calcext:value-type="float">
            <text:p>—</text:p>
          </table:table-cell>
          <table:table-cell table:number-columns-repeated="2" table:style-name="ce54" office:value-type="float" office:value="1" calcext:value-type="float">
            <text:p><text:s text:c="3"/>1</text:p>
          </table:table-cell>
          <table:table-cell table:number-columns-repeated="8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number-columns-repeated="2" table:style-name="ce51" office:value-type="float" office:value="19" calcext:value-type="float">
            <text:p><text:s text:c="3"/>19</text:p>
          </table:table-cell>
          <table:table-cell table:number-columns-repeated="6" table:style-name="ce51" office:value-type="float" office:value="0" calcext:value-type="float">
            <text:p>—</text:p>
          </table:table-cell>
          <table:table-cell table:number-columns-repeated="2" table:style-name="ce51" office:value-type="float" office:value="19" calcext:value-type="float">
            <text:p><text:s text:c="3"/>19</text:p>
          </table:table-cell>
          <table:table-cell table:number-columns-repeated="13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number-columns-repeated="2" table:style-name="ce52" office:value-type="float" office:value="7" calcext:value-type="float">
            <text:p><text:s text:c="3"/>7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9" calcext:value-type="float">
            <text:p><text:s text:c="3"/>19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number-columns-repeated="2" table:style-name="ce52" office:value-type="float" office:value="7" calcext:value-type="float">
            <text:p><text:s text:c="3"/>7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number-columns-repeated="8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2" calcext:value-type="float">
            <text:p><text:s text:c="3"/>32</text:p>
          </table:table-cell>
          <table:table-cell table:style-name="ce103" office:value-type="float" office:value="26" calcext:value-type="float">
            <text:p><text:s text:c="3"/>26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16" calcext:value-type="float">
            <text:p><text:s text:c="3"/>16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6" calcext:value-type="float">
            <text:p><text:s text:c="3"/>16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6" calcext:value-type="float">
            <text:p><text:s text:c="3"/>16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2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535" calcext:value-type="float">
            <text:p><text:s text:c="3"/>7,535</text:p>
          </table:table-cell>
          <table:table-cell table:style-name="ce59" office:value-type="float" office:value="7533" calcext:value-type="float">
            <text:p><text:s text:c="3"/>7,53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7950" calcext:value-type="float">
            <text:p><text:s text:c="3"/>7,950</text:p>
          </table:table-cell>
          <table:table-cell table:style-name="ce59" office:value-type="float" office:value="7447" calcext:value-type="float">
            <text:p><text:s text:c="3"/>7,447</text:p>
          </table:table-cell>
          <table:table-cell table:style-name="ce59" office:value-type="float" office:value="7445" calcext:value-type="float">
            <text:p><text:s text:c="3"/>7,44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24" calcext:value-type="float">
            <text:p><text:s text:c="3"/>224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265" calcext:value-type="float">
            <text:p><text:s text:c="3"/>2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227" calcext:value-type="float">
            <text:p><text:s text:c="3"/>227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number-columns-repeated="3" table:style-name="ce59" office:value-type="float" office:value="88" calcext:value-type="float">
            <text:p><text:s text:c="3"/>8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991" calcext:value-type="float">
            <text:p><text:s text:c="3"/>3,991</text:p>
          </table:table-cell>
          <table:table-cell table:style-name="ce60" office:value-type="float" office:value="3917" calcext:value-type="float">
            <text:p><text:s text:c="3"/>3,917</text:p>
          </table:table-cell>
          <table:table-cell table:style-name="ce60" office:value-type="float" office:value="3915" calcext:value-type="float">
            <text:p><text:s text:c="3"/>3,91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975" calcext:value-type="float">
            <text:p><text:s text:c="3"/>3,975</text:p>
          </table:table-cell>
          <table:table-cell table:style-name="ce60" office:value-type="float" office:value="3901" calcext:value-type="float">
            <text:p><text:s text:c="3"/>3,901</text:p>
          </table:table-cell>
          <table:table-cell table:style-name="ce60" office:value-type="float" office:value="3899" calcext:value-type="float">
            <text:p><text:s text:c="3"/>3,89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number-columns-repeated="3" table:style-name="ce60" office:value-type="float" office:value="16" calcext:value-type="float">
            <text:p><text:s text:c="3"/>1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47" calcext:value-type="float">
            <text:p><text:s text:c="3"/>4,047</text:p>
          </table:table-cell>
          <table:table-cell table:number-columns-repeated="2" table:style-name="ce60" office:value-type="float" office:value="3618" calcext:value-type="float">
            <text:p><text:s text:c="3"/>3,6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3975" calcext:value-type="float">
            <text:p><text:s text:c="3"/>3,975</text:p>
          </table:table-cell>
          <table:table-cell table:number-columns-repeated="2" table:style-name="ce60" office:value-type="float" office:value="3546" calcext:value-type="float">
            <text:p><text:s text:c="3"/>3,5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22" calcext:value-type="float">
            <text:p><text:s text:c="3"/>122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61" calcext:value-type="float">
            <text:p><text:s text:c="3"/>16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3" table:style-name="ce60" office:value-type="float" office:value="72" calcext:value-type="float">
            <text:p><text:s text:c="3"/>7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number-columns-repeated="2" table:style-name="ce59" office:value-type="float" office:value="7718" calcext:value-type="float">
            <text:p><text:s text:c="3"/>7,718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8206" calcext:value-type="float">
            <text:p><text:s text:c="3"/>8,206</text:p>
          </table:table-cell>
          <table:table-cell table:number-columns-repeated="2" table:style-name="ce59" office:value-type="float" office:value="7612" calcext:value-type="float">
            <text:p><text:s text:c="3"/>7,61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67" calcext:value-type="float">
            <text:p><text:s text:c="3"/>267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21" calcext:value-type="float">
            <text:p><text:s text:c="3"/>121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56" calcext:value-type="float">
            <text:p><text:s text:c="3"/>256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number-columns-repeated="3" table:style-name="ce59" office:value-type="float" office:value="106" calcext:value-type="float">
            <text:p><text:s text:c="3"/>10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131" calcext:value-type="float">
            <text:p><text:s text:c="3"/>4,131</text:p>
          </table:table-cell>
          <table:table-cell table:number-columns-repeated="2" table:style-name="ce60" office:value-type="float" office:value="4041" calcext:value-type="float">
            <text:p><text:s text:c="3"/>4,0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4013" calcext:value-type="float">
            <text:p><text:s text:c="3"/>4,0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3" calcext:value-type="float">
            <text:p><text:s text:c="3"/>4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81" calcext:value-type="float">
            <text:p><text:s text:c="3"/>4,181</text:p>
          </table:table-cell>
          <table:table-cell table:number-columns-repeated="2" table:style-name="ce60" office:value-type="float" office:value="3677" calcext:value-type="float">
            <text:p><text:s text:c="3"/>3,6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38" calcext:value-type="float">
            <text:p><text:s text:c="3"/>13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3599" calcext:value-type="float">
            <text:p><text:s text:c="3"/>3,59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38" calcext:value-type="float">
            <text:p><text:s text:c="3"/>138</text:p>
          </table:table-cell>
          <table:table-cell table:style-name="ce60" office:value-type="float" office:value="110" calcext:value-type="float">
            <text:p><text:s text:c="3"/>11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33" calcext:value-type="float">
            <text:p><text:s text:c="3"/>233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52" calcext:value-type="float">
            <text:p><text:s text:c="3"/>52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number-columns-repeated="3" table:style-name="ce60" office:value-type="float" office:value="78" calcext:value-type="float">
            <text:p><text:s text:c="3"/>7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52" calcext:value-type="float">
            <text:p><text:s text:c="3"/>8,952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style-name="ce59" office:value-type="float" office:value="8358" calcext:value-type="float">
            <text:p><text:s text:c="3"/>8,3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number-columns-repeated="2" table:style-name="ce59" office:value-type="float" office:value="11" calcext:value-type="float">
            <text:p><text:s text:c="3"/>11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09" calcext:value-type="float">
            <text:p><text:s text:c="3"/>209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8852" calcext:value-type="float">
            <text:p><text:s text:c="3"/>8,852</text:p>
          </table:table-cell>
          <table:table-cell table:style-name="ce59" office:value-type="float" office:value="8262" calcext:value-type="float">
            <text:p><text:s text:c="3"/>8,262</text:p>
          </table:table-cell>
          <table:table-cell table:style-name="ce59" office:value-type="float" office:value="8260" calcext:value-type="float">
            <text:p><text:s text:c="3"/>8,2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number-columns-repeated="2" table:style-name="ce59" office:value-type="float" office:value="11" calcext:value-type="float">
            <text:p><text:s text:c="3"/>11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07" calcext:value-type="float">
            <text:p><text:s text:c="3"/>207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style-name="ce59" office:value-type="float" office:value="282" calcext:value-type="float">
            <text:p><text:s text:c="3"/>282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53" calcext:value-type="float">
            <text:p><text:s text:c="3"/>53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number-columns-repeated="2" table:style-name="ce59" office:value-type="float" office:value="98" calcext:value-type="float">
            <text:p><text:s text:c="3"/>98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56" calcext:value-type="float">
            <text:p><text:s text:c="3"/>4,456</text:p>
          </table:table-cell>
          <table:table-cell table:number-columns-repeated="2" table:style-name="ce60" office:value-type="float" office:value="4370" calcext:value-type="float">
            <text:p><text:s text:c="3"/>4,37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number-columns-repeated="2" table:style-name="ce60" office:value-type="float" office:value="4340" calcext:value-type="float">
            <text:p><text:s text:c="3"/>4,3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3" table:style-name="ce60" office:value-type="float" office:value="30" calcext:value-type="float">
            <text:p><text:s text:c="3"/>3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496" calcext:value-type="float">
            <text:p><text:s text:c="3"/>4,496</text:p>
          </table:table-cell>
          <table:table-cell table:style-name="ce60" office:value-type="float" office:value="3990" calcext:value-type="float">
            <text:p><text:s text:c="3"/>3,990</text:p>
          </table:table-cell>
          <table:table-cell table:style-name="ce60" office:value-type="float" office:value="3988" calcext:value-type="float">
            <text:p><text:s text:c="3"/>3,9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03" calcext:value-type="float">
            <text:p><text:s text:c="3"/>203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202" calcext:value-type="float">
            <text:p><text:s text:c="3"/>20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426" calcext:value-type="float">
            <text:p><text:s text:c="3"/>4,426</text:p>
          </table:table-cell>
          <table:table-cell table:style-name="ce60" office:value-type="float" office:value="3922" calcext:value-type="float">
            <text:p><text:s text:c="3"/>3,922</text:p>
          </table:table-cell>
          <table:table-cell table:style-name="ce60" office:value-type="float" office:value="3920" calcext:value-type="float">
            <text:p><text:s text:c="3"/>3,92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9" calcext:value-type="float">
            <text:p><text:s text:c="3"/>219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95" calcext:value-type="float">
            <text:p><text:s text:c="3"/>9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2" calcext:value-type="float">
            <text:p><text:s text:c="3"/>272</text:p>
          </table:table-cell>
          <table:table-cell table:style-name="ce60" office:value-type="float" office:value="201" calcext:value-type="float">
            <text:p><text:s text:c="3"/>201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200" calcext:value-type="float">
            <text:p><text:s text:c="3"/>200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number-columns-repeated="2" table:style-name="ce60" office:value-type="float" office:value="68" calcext:value-type="float">
            <text:p><text:s text:c="3"/>68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74" calcext:value-type="float">
            <text:p><text:s text:c="3"/>9,574</text:p>
          </table:table-cell>
          <table:table-cell table:style-name="ce59" office:value-type="float" office:value="8870" calcext:value-type="float">
            <text:p><text:s text:c="3"/>8,870</text:p>
          </table:table-cell>
          <table:table-cell table:style-name="ce59" office:value-type="float" office:value="8869" calcext:value-type="float">
            <text:p><text:s text:c="3"/>8,86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67" calcext:value-type="float">
            <text:p><text:s text:c="3"/>367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6" calcext:value-type="float">
            <text:p><text:s text:c="3"/>56</text:p>
          </table:table-cell>
          <table:table-cell table:style-name="ce59" office:value-type="float" office:value="9450" calcext:value-type="float">
            <text:p><text:s text:c="3"/>9,450</text:p>
          </table:table-cell>
          <table:table-cell table:style-name="ce59" office:value-type="float" office:value="8748" calcext:value-type="float">
            <text:p><text:s text:c="3"/>8,748</text:p>
          </table:table-cell>
          <table:table-cell table:style-name="ce59" office:value-type="float" office:value="8747" calcext:value-type="float">
            <text:p><text:s text:c="3"/>8,7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style-name="ce59" office:value-type="float" office:value="309" calcext:value-type="float">
            <text:p><text:s text:c="3"/>309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57" calcext:value-type="float">
            <text:p><text:s text:c="3"/>5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5" calcext:value-type="float">
            <text:p><text:s text:c="3"/>55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number-columns-repeated="2" table:style-name="ce59" office:value-type="float" office:value="122" calcext:value-type="float">
            <text:p><text:s text:c="3"/>122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57" calcext:value-type="float">
            <text:p><text:s text:c="3"/>4,757</text:p>
          </table:table-cell>
          <table:table-cell table:style-name="ce60" office:value-type="float" office:value="4652" calcext:value-type="float">
            <text:p><text:s text:c="3"/>4,652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style-name="ce60" office:value-type="float" office:value="4620" calcext:value-type="float">
            <text:p><text:s text:c="3"/>4,620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32" calcext:value-type="float">
            <text:p><text:s text:c="3"/>3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817" calcext:value-type="float">
            <text:p><text:s text:c="3"/>4,817</text:p>
          </table:table-cell>
          <table:table-cell table:number-columns-repeated="2" table:style-name="ce60" office:value-type="float" office:value="4218" calcext:value-type="float">
            <text:p><text:s text:c="3"/>4,2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58" calcext:value-type="float">
            <text:p><text:s text:c="3"/>158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25" calcext:value-type="float">
            <text:p><text:s text:c="3"/>4,725</text:p>
          </table:table-cell>
          <table:table-cell table:number-columns-repeated="2" table:style-name="ce60" office:value-type="float" office:value="4128" calcext:value-type="float">
            <text:p><text:s text:c="3"/>4,1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35" calcext:value-type="float">
            <text:p><text:s text:c="3"/>13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number-columns-repeated="2" table:style-name="ce60" office:value-type="float" office:value="90" calcext:value-type="float">
            <text:p><text:s text:c="3"/>90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70" calcext:value-type="float">
            <text:p><text:s text:c="3"/>8,670</text:p>
          </table:table-cell>
          <table:table-cell table:style-name="ce59" office:value-type="float" office:value="8084" calcext:value-type="float">
            <text:p><text:s text:c="3"/>8,084</text:p>
          </table:table-cell>
          <table:table-cell table:style-name="ce59" office:value-type="float" office:value="8083" calcext:value-type="float">
            <text:p><text:s text:c="3"/>8,08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style-name="ce59" office:value-type="float" office:value="8572" calcext:value-type="float">
            <text:p><text:s text:c="3"/>8,572</text:p>
          </table:table-cell>
          <table:table-cell table:style-name="ce59" office:value-type="float" office:value="7986" calcext:value-type="float">
            <text:p><text:s text:c="3"/>7,986</text:p>
          </table:table-cell>
          <table:table-cell table:style-name="ce59" office:value-type="float" office:value="7985" calcext:value-type="float">
            <text:p><text:s text:c="3"/>7,98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6" calcext:value-type="float">
            <text:p><text:s text:c="3"/>176</text:p>
          </table:table-cell>
          <table:table-cell table:style-name="ce59" office:value-type="float" office:value="127" calcext:value-type="float">
            <text:p><text:s text:c="3"/>127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54" calcext:value-type="float">
            <text:p><text:s text:c="3"/>54</text:p>
          </table:table-cell>
          <table:table-cell table:number-columns-repeated="3" table:style-name="ce59" office:value-type="float" office:value="98" calcext:value-type="float">
            <text:p><text:s text:c="3"/>9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4207" calcext:value-type="float">
            <text:p><text:s text:c="3"/>4,207</text:p>
          </table:table-cell>
          <table:table-cell table:style-name="ce60" office:value-type="float" office:value="4206" calcext:value-type="float">
            <text:p><text:s text:c="3"/>4,20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style-name="ce60" office:value-type="float" office:value="4189" calcext:value-type="float">
            <text:p><text:s text:c="3"/>4,189</text:p>
          </table:table-cell>
          <table:table-cell table:style-name="ce60" office:value-type="float" office:value="4188" calcext:value-type="float">
            <text:p><text:s text:c="3"/>4,18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8" calcext:value-type="float">
            <text:p><text:s text:c="3"/>5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18" calcext:value-type="float">
            <text:p><text:s text:c="3"/>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6" calcext:value-type="float">
            <text:p><text:s text:c="3"/>4,366</text:p>
          </table:table-cell>
          <table:table-cell table:number-columns-repeated="2" table:style-name="ce60" office:value-type="float" office:value="3877" calcext:value-type="float">
            <text:p><text:s text:c="3"/>3,8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5" calcext:value-type="float">
            <text:p><text:s text:c="3"/>5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286" calcext:value-type="float">
            <text:p><text:s text:c="3"/>4,286</text:p>
          </table:table-cell>
          <table:table-cell table:number-columns-repeated="2" table:style-name="ce60" office:value-type="float" office:value="3797" calcext:value-type="float">
            <text:p><text:s text:c="3"/>3,79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06" calcext:value-type="float">
            <text:p><text:s text:c="3"/>10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5" calcext:value-type="float">
            <text:p><text:s text:c="3"/>5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68" calcext:value-type="float">
            <text:p><text:s text:c="3"/>168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25" calcext:value-type="float">
            <text:p><text:s text:c="3"/>225</text:p>
          </table:table-cell>
          <table:table-cell table:style-name="ce60" office:value-type="float" office:value="166" calcext:value-type="float">
            <text:p><text:s text:c="3"/>16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3" table:style-name="ce60" office:value-type="float" office:value="80" calcext:value-type="float">
            <text:p><text:s text:c="3"/>8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2" calcext:value-type="float">
            <text:p><text:s text:c="3"/>8,142</text:p>
          </table:table-cell>
          <table:table-cell table:style-name="ce59" office:value-type="float" office:value="7553" calcext:value-type="float">
            <text:p><text:s text:c="3"/>7,553</text:p>
          </table:table-cell>
          <table:table-cell table:style-name="ce59" office:value-type="float" office:value="7550" calcext:value-type="float">
            <text:p><text:s text:c="3"/>7,550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40" calcext:value-type="float">
            <text:p><text:s text:c="3"/>340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8038" calcext:value-type="float">
            <text:p><text:s text:c="3"/>8,038</text:p>
          </table:table-cell>
          <table:table-cell table:style-name="ce59" office:value-type="float" office:value="7451" calcext:value-type="float">
            <text:p><text:s text:c="3"/>7,451</text:p>
          </table:table-cell>
          <table:table-cell table:style-name="ce59" office:value-type="float" office:value="7448" calcext:value-type="float">
            <text:p><text:s text:c="3"/>7,44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25" calcext:value-type="float">
            <text:p><text:s text:c="3"/>225</text:p>
          </table:table-cell>
          <table:table-cell table:style-name="ce59" office:value-type="float" office:value="110" calcext:value-type="float">
            <text:p><text:s text:c="3"/>110</text:p>
          </table:table-cell>
          <table:table-cell table:style-name="ce59" office:value-type="float" office:value="115" calcext:value-type="float">
            <text:p><text:s text:c="3"/>11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75" calcext:value-type="float">
            <text:p><text:s text:c="3"/>275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number-columns-repeated="2" table:style-name="ce59" office:value-type="float" office:value="102" calcext:value-type="float">
            <text:p><text:s text:c="3"/>102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51" calcext:value-type="float">
            <text:p><text:s text:c="3"/>4,051</text:p>
          </table:table-cell>
          <table:table-cell table:style-name="ce60" office:value-type="float" office:value="3943" calcext:value-type="float">
            <text:p><text:s text:c="3"/>3,943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5" calcext:value-type="float">
            <text:p><text:s text:c="3"/>75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8" calcext:value-type="float">
            <text:p><text:s text:c="3"/>4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913" calcext:value-type="float">
            <text:p><text:s text:c="3"/>3,913</text:p>
          </table:table-cell>
          <table:table-cell table:style-name="ce60" office:value-type="float" office:value="3911" calcext:value-type="float">
            <text:p><text:s text:c="3"/>3,9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0" calcext:value-type="float">
            <text:p><text:s text:c="3"/>30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091" calcext:value-type="float">
            <text:p><text:s text:c="3"/>4,091</text:p>
          </table:table-cell>
          <table:table-cell table:style-name="ce60" office:value-type="float" office:value="3610" calcext:value-type="float">
            <text:p><text:s text:c="3"/>3,610</text:p>
          </table:table-cell>
          <table:table-cell table:style-name="ce60" office:value-type="float" office:value="3609" calcext:value-type="float">
            <text:p><text:s text:c="3"/>3,60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019" calcext:value-type="float">
            <text:p><text:s text:c="3"/>4,019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5" calcext:value-type="float">
            <text:p><text:s text:c="3"/>205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5" calcext:value-type="float">
            <text:p><text:s text:c="3"/>265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92" calcext:value-type="float">
            <text:p><text:s text:c="3"/>192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number-columns-repeated="3" table:style-name="ce60" office:value-type="float" office:value="72" calcext:value-type="float">
            <text:p><text:s text:c="3"/>7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466" calcext:value-type="float">
            <text:p><text:s text:c="3"/>8,466</text:p>
          </table:table-cell>
          <table:table-cell table:number-columns-repeated="2" table:style-name="ce59" office:value-type="float" office:value="7893" calcext:value-type="float">
            <text:p><text:s text:c="3"/>7,89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number-columns-repeated="2" table:style-name="ce59" office:value-type="float" office:value="124" calcext:value-type="float">
            <text:p><text:s text:c="3"/>12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8360" calcext:value-type="float">
            <text:p><text:s text:c="3"/>8,360</text:p>
          </table:table-cell>
          <table:table-cell table:number-columns-repeated="2" table:style-name="ce59" office:value-type="float" office:value="7789" calcext:value-type="float">
            <text:p><text:s text:c="3"/>7,78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8" calcext:value-type="float">
            <text:p><text:s text:c="3"/>248</text:p>
          </table:table-cell>
          <table:table-cell table:number-columns-repeated="2" table:style-name="ce59" office:value-type="float" office:value="124" calcext:value-type="float">
            <text:p><text:s text:c="3"/>124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03" calcext:value-type="float">
            <text:p><text:s text:c="3"/>303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124" calcext:value-type="float">
            <text:p><text:s text:c="3"/>124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4" calcext:value-type="float">
            <text:p><text:s text:c="3"/>104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08" calcext:value-type="float">
            <text:p><text:s text:c="3"/>4,208</text:p>
          </table:table-cell>
          <table:table-cell table:number-columns-repeated="2" table:style-name="ce60" office:value-type="float" office:value="4113" calcext:value-type="float">
            <text:p><text:s text:c="3"/>4,11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number-columns-repeated="2" table:style-name="ce60" office:value-type="float" office:value="4086" calcext:value-type="float">
            <text:p><text:s text:c="3"/>4,08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number-columns-repeated="2" table:style-name="ce60" office:value-type="float" office:value="27" calcext:value-type="float">
            <text:p><text:s text:c="3"/>2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58" calcext:value-type="float">
            <text:p><text:s text:c="3"/>4,258</text:p>
          </table:table-cell>
          <table:table-cell table:number-columns-repeated="2" table:style-name="ce60" office:value-type="float" office:value="3780" calcext:value-type="float">
            <text:p><text:s text:c="3"/>3,7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38" calcext:value-type="float">
            <text:p><text:s text:c="3"/>238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180" calcext:value-type="float">
            <text:p><text:s text:c="3"/>4,18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6" calcext:value-type="float">
            <text:p><text:s text:c="3"/>226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05" calcext:value-type="float">
            <text:p><text:s text:c="3"/>10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75" calcext:value-type="float">
            <text:p><text:s text:c="3"/>175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74" calcext:value-type="float">
            <text:p><text:s text:c="3"/>174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number-columns-repeated="2" table:style-name="ce60" office:value-type="float" office:value="77" calcext:value-type="float">
            <text:p><text:s text:c="3"/>7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82" calcext:value-type="float">
            <text:p><text:s text:c="3"/>8,682</text:p>
          </table:table-cell>
          <table:table-cell table:style-name="ce59" office:value-type="float" office:value="8056" calcext:value-type="float">
            <text:p><text:s text:c="3"/>8,056</text:p>
          </table:table-cell>
          <table:table-cell table:style-name="ce59" office:value-type="float" office:value="8054" calcext:value-type="float">
            <text:p><text:s text:c="3"/>8,054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8564" calcext:value-type="float">
            <text:p><text:s text:c="3"/>8,564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7" calcext:value-type="float">
            <text:p><text:s text:c="3"/>7,937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40" calcext:value-type="float">
            <text:p><text:s text:c="3"/>140</text:p>
          </table:table-cell>
          <table:table-cell table:style-name="ce59" office:value-type="float" office:value="122" calcext:value-type="float">
            <text:p><text:s text:c="3"/>12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34" calcext:value-type="float">
            <text:p><text:s text:c="3"/>334</text:p>
          </table:table-cell>
          <table:table-cell table:style-name="ce59" office:value-type="float" office:value="199" calcext:value-type="float">
            <text:p><text:s text:c="3"/>199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7" calcext:value-type="float">
            <text:p><text:s text:c="3"/>197</text:p>
          </table:table-cell>
          <table:table-cell table:style-name="ce59" office:value-type="float" office:value="72" calcext:value-type="float">
            <text:p><text:s text:c="3"/>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18" calcext:value-type="float">
            <text:p><text:s text:c="3"/>118</text:p>
          </table:table-cell>
          <table:table-cell table:number-columns-repeated="2" table:style-name="ce59" office:value-type="float" office:value="117" calcext:value-type="float">
            <text:p><text:s text:c="3"/>11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4" calcext:value-type="float">
            <text:p><text:s text:c="3"/>4,314</text:p>
          </table:table-cell>
          <table:table-cell table:number-columns-repeated="2" table:style-name="ce60" office:value-type="float" office:value="4194" calcext:value-type="float">
            <text:p><text:s text:c="3"/>4,19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number-columns-repeated="2" table:style-name="ce60" office:value-type="float" office:value="4163" calcext:value-type="float">
            <text:p><text:s text:c="3"/>4,1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68" calcext:value-type="float">
            <text:p><text:s text:c="3"/>4,368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860" calcext:value-type="float">
            <text:p><text:s text:c="3"/>3,86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4282" calcext:value-type="float">
            <text:p><text:s text:c="3"/>4,282</text:p>
          </table:table-cell>
          <table:table-cell table:style-name="ce60" office:value-type="float" office:value="3776" calcext:value-type="float">
            <text:p><text:s text:c="3"/>3,776</text:p>
          </table:table-cell>
          <table:table-cell table:style-name="ce60" office:value-type="float" office:value="3774" calcext:value-type="float">
            <text:p><text:s text:c="3"/>3,77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37" calcext:value-type="float">
            <text:p><text:s text:c="3"/>137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48" calcext:value-type="float">
            <text:p><text:s text:c="3"/>248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9" calcext:value-type="float">
            <text:p><text:s text:c="3"/>189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" calcext:value-type="float">
            <text:p><text:s text:c="3"/>4</text:p>
          </table:table-cell>
          <table:table-cell table:number-columns-repeated="3" table:style-name="ce60" office:value-type="float" office:value="86" calcext:value-type="float">
            <text:p><text:s text:c="3"/>8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  <text:p>截至5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42640" calcext:value-type="float">
            <text:p><text:s text:c="3"/>42,640</text:p>
          </table:table-cell>
          <table:table-cell table:style-name="ce57" office:value-type="float" office:value="39280" calcext:value-type="float">
            <text:p><text:s text:c="3"/>39,280</text:p>
          </table:table-cell>
          <table:table-cell table:style-name="ce57" office:value-type="float" office:value="39275" calcext:value-type="float">
            <text:p><text:s text:c="3"/>39,275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92" calcext:value-type="float">
            <text:p><text:s text:c="3"/>1,592</text:p>
          </table:table-cell>
          <table:table-cell table:style-name="ce57" office:value-type="float" office:value="756" calcext:value-type="float">
            <text:p><text:s text:c="3"/>756</text:p>
          </table:table-cell>
          <table:table-cell table:style-name="ce57" office:value-type="float" office:value="836" calcext:value-type="float">
            <text:p><text:s text:c="3"/>836</text:p>
          </table:table-cell>
          <table:table-cell table:style-name="ce57" office:value-type="float" office:value="163" calcext:value-type="float">
            <text:p><text:s text:c="3"/>163</text:p>
          </table:table-cell>
          <table:table-cell table:style-name="ce57" office:value-type="float" office:value="73" calcext:value-type="float">
            <text:p><text:s text:c="3"/>73</text:p>
          </table:table-cell>
          <table:table-cell table:style-name="ce57" office:value-type="float" office:value="90" calcext:value-type="float">
            <text:p><text:s text:c="3"/>90</text:p>
          </table:table-cell>
          <table:table-cell table:style-name="ce57" office:value-type="float" office:value="1605" calcext:value-type="float">
            <text:p><text:s text:c="3"/>1,605</text:p>
          </table:table-cell>
          <table:table-cell table:style-name="ce57" office:value-type="float" office:value="912" calcext:value-type="float">
            <text:p><text:s text:c="3"/>912</text:p>
          </table:table-cell>
          <table:table-cell table:style-name="ce57" office:value-type="float" office:value="693" calcext:value-type="float">
            <text:p><text:s text:c="3"/>693</text:p>
          </table:table-cell>
          <table:table-cell table:style-name="ce57" office:value-type="float" office:value="1286" calcext:value-type="float">
            <text:p><text:s text:c="3"/>1,286</text:p>
          </table:table-cell>
          <table:table-cell table:style-name="ce57" office:value-type="float" office:value="905" calcext:value-type="float">
            <text:p><text:s text:c="3"/>905</text:p>
          </table:table-cell>
          <table:table-cell table:style-name="ce57" office:value-type="float" office:value="381" calcext:value-type="float">
            <text:p><text:s text:c="3"/>381</text:p>
          </table:table-cell>
          <table:table-cell table:style-name="ce57" office:value-type="float" office:value="319" calcext:value-type="float">
            <text:p><text:s text:c="3"/>319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42082" calcext:value-type="float">
            <text:p><text:s text:c="3"/>42,082</text:p>
          </table:table-cell>
          <table:table-cell table:style-name="ce57" office:value-type="float" office:value="38731" calcext:value-type="float">
            <text:p><text:s text:c="3"/>38,731</text:p>
          </table:table-cell>
          <table:table-cell table:style-name="ce57" office:value-type="float" office:value="38726" calcext:value-type="float">
            <text:p><text:s text:c="3"/>38,72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90" calcext:value-type="float">
            <text:p><text:s text:c="3"/>1,590</text:p>
          </table:table-cell>
          <table:table-cell table:style-name="ce57" office:value-type="float" office:value="754" calcext:value-type="float">
            <text:p><text:s text:c="3"/>754</text:p>
          </table:table-cell>
          <table:table-cell table:style-name="ce57" office:value-type="float" office:value="836" calcext:value-type="float">
            <text:p><text:s text:c="3"/>836</text:p>
          </table:table-cell>
          <table:table-cell table:style-name="ce57" office:value-type="float" office:value="163" calcext:value-type="float">
            <text:p><text:s text:c="3"/>163</text:p>
          </table:table-cell>
          <table:table-cell table:style-name="ce57" office:value-type="float" office:value="73" calcext:value-type="float">
            <text:p><text:s text:c="3"/>73</text:p>
          </table:table-cell>
          <table:table-cell table:style-name="ce57" office:value-type="float" office:value="90" calcext:value-type="float">
            <text:p><text:s text:c="3"/>90</text:p>
          </table:table-cell>
          <table:table-cell table:style-name="ce57" office:value-type="float" office:value="1598" calcext:value-type="float">
            <text:p><text:s text:c="3"/>1,598</text:p>
          </table:table-cell>
          <table:table-cell table:style-name="ce57" office:value-type="float" office:value="909" calcext:value-type="float">
            <text:p><text:s text:c="3"/>909</text:p>
          </table:table-cell>
          <table:table-cell table:style-name="ce57" office:value-type="float" office:value="689" calcext:value-type="float">
            <text:p><text:s text:c="3"/>689</text:p>
          </table:table-cell>
          <table:table-cell table:style-name="ce57" office:value-type="float" office:value="1283" calcext:value-type="float">
            <text:p><text:s text:c="3"/>1,283</text:p>
          </table:table-cell>
          <table:table-cell table:style-name="ce57" office:value-type="float" office:value="902" calcext:value-type="float">
            <text:p><text:s text:c="3"/>902</text:p>
          </table:table-cell>
          <table:table-cell table:style-name="ce57" office:value-type="float" office:value="381" calcext:value-type="float">
            <text:p><text:s text:c="3"/>381</text:p>
          </table:table-cell>
          <table:table-cell table:style-name="ce57" office:value-type="float" office:value="315" calcext:value-type="float">
            <text:p><text:s text:c="3"/>315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308" calcext:value-type="float">
            <text:p><text:s text:c="3"/>308</text:p>
          </table:table-cell>
          <table:table-cell table:style-name="ce57" office:value-type="float" office:value="558" calcext:value-type="float">
            <text:p><text:s text:c="3"/>558</text:p>
          </table:table-cell>
          <table:table-cell table:number-columns-repeated="2" table:style-name="ce57" office:value-type="float" office:value="549" calcext:value-type="float">
            <text:p><text:s text:c="3"/>549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4" calcext:value-type="float">
            <text:p><text:s text:c="3"/>4</text:p>
          </table:table-cell>
          <table:table-cell table:number-columns-repeated="2" table:style-name="ce57" office:value-type="float" office:value="3" calcext:value-type="float">
            <text:p><text:s text:c="3"/>3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4" calcext:value-type="float">
            <text:p><text:s text:c="3"/>4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21167" calcext:value-type="float">
            <text:p><text:s text:c="3"/>21,167</text:p>
          </table:table-cell>
          <table:table-cell table:style-name="ce58" office:value-type="float" office:value="20622" calcext:value-type="float">
            <text:p><text:s text:c="3"/>20,622</text:p>
          </table:table-cell>
          <table:table-cell table:style-name="ce58" office:value-type="float" office:value="20619" calcext:value-type="float">
            <text:p><text:s text:c="3"/>20,61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15" calcext:value-type="float">
            <text:p><text:s text:c="3"/>115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335" calcext:value-type="float">
            <text:p><text:s text:c="3"/>335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315" calcext:value-type="float">
            <text:p><text:s text:c="3"/>315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243" calcext:value-type="float">
            <text:p><text:s text:c="3"/>243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38" calcext:value-type="float">
            <text:p><text:s text:c="3"/>238</text:p>
          </table:table-cell>
          <table:table-cell table:style-name="ce58" office:value-type="float" office:value="21041" calcext:value-type="float">
            <text:p><text:s text:c="3"/>21,041</text:p>
          </table:table-cell>
          <table:table-cell table:style-name="ce58" office:value-type="float" office:value="20497" calcext:value-type="float">
            <text:p><text:s text:c="3"/>20,497</text:p>
          </table:table-cell>
          <table:table-cell table:style-name="ce58" office:value-type="float" office:value="20494" calcext:value-type="float">
            <text:p><text:s text:c="3"/>20,49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37" calcext:value-type="float">
            <text:p><text:s text:c="3"/>137</text:p>
          </table:table-cell>
          <table:table-cell table:style-name="ce58" office:value-type="float" office:value="22" calcext:value-type="float">
            <text:p><text:s text:c="3"/>22</text:p>
          </table:table-cell>
          <table:table-cell table:style-name="ce58" office:value-type="float" office:value="115" calcext:value-type="float">
            <text:p><text:s text:c="3"/>115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334" calcext:value-type="float">
            <text:p><text:s text:c="3"/>334</text:p>
          </table:table-cell>
          <table:table-cell table:style-name="ce58" office:value-type="float" office:value="20" calcext:value-type="float">
            <text:p><text:s text:c="3"/>20</text:p>
          </table:table-cell>
          <table:table-cell table:style-name="ce58" office:value-type="float" office:value="314" calcext:value-type="float">
            <text:p><text:s text:c="3"/>314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15" calcext:value-type="float">
            <text:p><text:s text:c="3"/>15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242" calcext:value-type="float">
            <text:p><text:s text:c="3"/>24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37" calcext:value-type="float">
            <text:p><text:s text:c="3"/>237</text:p>
          </table:table-cell>
          <table:table-cell table:style-name="ce58" office:value-type="float" office:value="126" calcext:value-type="float">
            <text:p><text:s text:c="3"/>126</text:p>
          </table:table-cell>
          <table:table-cell table:number-columns-repeated="2" table:style-name="ce58" office:value-type="float" office:value="125" calcext:value-type="float">
            <text:p><text:s text:c="3"/>125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21473" calcext:value-type="float">
            <text:p><text:s text:c="3"/>21,473</text:p>
          </table:table-cell>
          <table:table-cell table:style-name="ce58" office:value-type="float" office:value="18658" calcext:value-type="float">
            <text:p><text:s text:c="3"/>18,658</text:p>
          </table:table-cell>
          <table:table-cell table:style-name="ce58" office:value-type="float" office:value="18656" calcext:value-type="float">
            <text:p><text:s text:c="3"/>18,65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455" calcext:value-type="float">
            <text:p><text:s text:c="3"/>1,455</text:p>
          </table:table-cell>
          <table:table-cell table:style-name="ce58" office:value-type="float" office:value="734" calcext:value-type="float">
            <text:p><text:s text:c="3"/>734</text:p>
          </table:table-cell>
          <table:table-cell table:style-name="ce58" office:value-type="float" office:value="721" calcext:value-type="float">
            <text:p><text:s text:c="3"/>721</text:p>
          </table:table-cell>
          <table:table-cell table:style-name="ce58" office:value-type="float" office:value="90" calcext:value-type="float">
            <text:p><text:s text:c="3"/>90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1270" calcext:value-type="float">
            <text:p><text:s text:c="3"/>1,270</text:p>
          </table:table-cell>
          <table:table-cell table:style-name="ce58" office:value-type="float" office:value="892" calcext:value-type="float">
            <text:p><text:s text:c="3"/>892</text:p>
          </table:table-cell>
          <table:table-cell table:style-name="ce58" office:value-type="float" office:value="378" calcext:value-type="float">
            <text:p><text:s text:c="3"/>378</text:p>
          </table:table-cell>
          <table:table-cell table:style-name="ce58" office:value-type="float" office:value="1194" calcext:value-type="float">
            <text:p><text:s text:c="3"/>1,194</text:p>
          </table:table-cell>
          <table:table-cell table:style-name="ce58" office:value-type="float" office:value="890" calcext:value-type="float">
            <text:p><text:s text:c="3"/>890</text:p>
          </table:table-cell>
          <table:table-cell table:style-name="ce58" office:value-type="float" office:value="304" calcext:value-type="float">
            <text:p><text:s text:c="3"/>304</text:p>
          </table:table-cell>
          <table:table-cell table:style-name="ce58" office:value-type="float" office:value="76" calcext:value-type="float">
            <text:p><text:s text:c="3"/>76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74" calcext:value-type="float">
            <text:p><text:s text:c="3"/>74</text:p>
          </table:table-cell>
          <table:table-cell table:style-name="ce58" office:value-type="float" office:value="21041" calcext:value-type="float">
            <text:p><text:s text:c="3"/>21,041</text:p>
          </table:table-cell>
          <table:table-cell table:style-name="ce58" office:value-type="float" office:value="18234" calcext:value-type="float">
            <text:p><text:s text:c="3"/>18,234</text:p>
          </table:table-cell>
          <table:table-cell table:style-name="ce58" office:value-type="float" office:value="18232" calcext:value-type="float">
            <text:p><text:s text:c="3"/>18,23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453" calcext:value-type="float">
            <text:p><text:s text:c="3"/>1,453</text:p>
          </table:table-cell>
          <table:table-cell table:style-name="ce58" office:value-type="float" office:value="732" calcext:value-type="float">
            <text:p><text:s text:c="3"/>732</text:p>
          </table:table-cell>
          <table:table-cell table:style-name="ce58" office:value-type="float" office:value="721" calcext:value-type="float">
            <text:p><text:s text:c="3"/>721</text:p>
          </table:table-cell>
          <table:table-cell table:style-name="ce58" office:value-type="float" office:value="90" calcext:value-type="float">
            <text:p><text:s text:c="3"/>90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40" calcext:value-type="float">
            <text:p><text:s text:c="3"/>40</text:p>
          </table:table-cell>
          <table:table-cell table:style-name="ce58" office:value-type="float" office:value="1264" calcext:value-type="float">
            <text:p><text:s text:c="3"/>1,264</text:p>
          </table:table-cell>
          <table:table-cell table:style-name="ce58" office:value-type="float" office:value="889" calcext:value-type="float">
            <text:p><text:s text:c="3"/>889</text:p>
          </table:table-cell>
          <table:table-cell table:style-name="ce58" office:value-type="float" office:value="375" calcext:value-type="float">
            <text:p><text:s text:c="3"/>375</text:p>
          </table:table-cell>
          <table:table-cell table:style-name="ce58" office:value-type="float" office:value="1191" calcext:value-type="float">
            <text:p><text:s text:c="3"/>1,191</text:p>
          </table:table-cell>
          <table:table-cell table:style-name="ce58" office:value-type="float" office:value="887" calcext:value-type="float">
            <text:p><text:s text:c="3"/>887</text:p>
          </table:table-cell>
          <table:table-cell table:style-name="ce58" office:value-type="float" office:value="304" calcext:value-type="float">
            <text:p><text:s text:c="3"/>304</text:p>
          </table:table-cell>
          <table:table-cell table:style-name="ce58" office:value-type="float" office:value="73" calcext:value-type="float">
            <text:p><text:s text:c="3"/>7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71" calcext:value-type="float">
            <text:p><text:s text:c="3"/>71</text:p>
          </table:table-cell>
          <table:table-cell table:style-name="ce58" office:value-type="float" office:value="432" calcext:value-type="float">
            <text:p><text:s text:c="3"/>432</text:p>
          </table:table-cell>
          <table:table-cell table:number-columns-repeated="2" table:style-name="ce58" office:value-type="float" office:value="424" calcext:value-type="float">
            <text:p><text:s text:c="3"/>42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6" calcext:value-type="float">
            <text:p><text:s text:c="3"/>6</text:p>
          </table:table-cell>
          <table:table-cell table:number-columns-repeated="4"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626" calcext:value-type="float">
            <text:p><text:s text:c="3"/>6,626</text:p>
          </table:table-cell>
          <table:table-cell table:number-columns-repeated="2" table:style-name="ce59" office:value-type="float" office:value="6155" calcext:value-type="float">
            <text:p><text:s text:c="3"/>6,15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6" calcext:value-type="float">
            <text:p><text:s text:c="3"/>206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style-name="ce59" office:value-type="float" office:value="100" calcext:value-type="float">
            <text:p><text:s text:c="3"/>100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05" calcext:value-type="float">
            <text:p><text:s text:c="3"/>105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6514" calcext:value-type="float">
            <text:p><text:s text:c="3"/>6,514</text:p>
          </table:table-cell>
          <table:table-cell table:number-columns-repeated="2" table:style-name="ce59" office:value-type="float" office:value="6046" calcext:value-type="float">
            <text:p><text:s text:c="3"/>6,04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44" calcext:value-type="float">
            <text:p><text:s text:c="3"/>244</text:p>
          </table:table-cell>
          <table:table-cell table:style-name="ce59" office:value-type="float" office:value="95" calcext:value-type="float">
            <text:p><text:s text:c="3"/>95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104" calcext:value-type="float">
            <text:p><text:s text:c="3"/>104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103" calcext:value-type="float">
            <text:p><text:s text:c="3"/>103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37" calcext:value-type="float">
            <text:p><text:s text:c="3"/>3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style-name="ce59" office:value-type="float" office:value="112" calcext:value-type="float">
            <text:p><text:s text:c="3"/>112</text:p>
          </table:table-cell>
          <table:table-cell table:number-columns-repeated="2" table:style-name="ce59" office:value-type="float" office:value="109" calcext:value-type="float">
            <text:p><text:s text:c="3"/>10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285" calcext:value-type="float">
            <text:p><text:s text:c="3"/>3,285</text:p>
          </table:table-cell>
          <table:table-cell table:number-columns-repeated="2" table:style-name="ce60" office:value-type="float" office:value="3200" calcext:value-type="float">
            <text:p><text:s text:c="3"/>3,20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3172" calcext:value-type="float">
            <text:p><text:s text:c="3"/>3,1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4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341" calcext:value-type="float">
            <text:p><text:s text:c="3"/>3,341</text:p>
          </table:table-cell>
          <table:table-cell table:number-columns-repeated="2" table:style-name="ce60" office:value-type="float" office:value="2955" calcext:value-type="float">
            <text:p><text:s text:c="3"/>2,9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257" calcext:value-type="float">
            <text:p><text:s text:c="3"/>3,257</text:p>
          </table:table-cell>
          <table:table-cell table:number-columns-repeated="2" table:style-name="ce60" office:value-type="float" office:value="2874" calcext:value-type="float">
            <text:p><text:s text:c="3"/>2,87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15" calcext:value-type="float">
            <text:p><text:s text:c="3"/>21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7" calcext:value-type="float">
            <text:p><text:s text:c="3"/>15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48" calcext:value-type="float">
            <text:p><text:s text:c="3"/>148</text:p>
          </table:table-cell>
          <table:table-cell table:style-name="ce60" office:value-type="float" office:value="101" calcext:value-type="float">
            <text:p><text:s text:c="3"/>10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148" calcext:value-type="float">
            <text:p><text:s text:c="3"/>8,148</text:p>
          </table:table-cell>
          <table:table-cell table:number-columns-repeated="2" table:style-name="ce59" office:value-type="float" office:value="7524" calcext:value-type="float">
            <text:p><text:s text:c="3"/>7,52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5" calcext:value-type="float">
            <text:p><text:s text:c="3"/>305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042" calcext:value-type="float">
            <text:p><text:s text:c="3"/>8,042</text:p>
          </table:table-cell>
          <table:table-cell table:number-columns-repeated="2" table:style-name="ce59" office:value-type="float" office:value="7419" calcext:value-type="float">
            <text:p><text:s text:c="3"/>7,41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243" calcext:value-type="float">
            <text:p><text:s text:c="3"/>243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06" calcext:value-type="float">
            <text:p><text:s text:c="3"/>106</text:p>
          </table:table-cell>
          <table:table-cell table:number-columns-repeated="2" table:style-name="ce59" office:value-type="float" office:value="105" calcext:value-type="float">
            <text:p><text:s text:c="3"/>105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52" calcext:value-type="float">
            <text:p><text:s text:c="3"/>3,95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928" calcext:value-type="float">
            <text:p><text:s text:c="3"/>3,92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24" calcext:value-type="float">
            <text:p><text:s text:c="3"/>24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03" calcext:value-type="float">
            <text:p><text:s text:c="3"/>4,103</text:p>
          </table:table-cell>
          <table:table-cell table:number-columns-repeated="2" table:style-name="ce60" office:value-type="float" office:value="3572" calcext:value-type="float">
            <text:p><text:s text:c="3"/>3,57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021" calcext:value-type="float">
            <text:p><text:s text:c="3"/>4,021</text:p>
          </table:table-cell>
          <table:table-cell table:number-columns-repeated="2" table:style-name="ce60" office:value-type="float" office:value="3491" calcext:value-type="float">
            <text:p><text:s text:c="3"/>3,49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28" calcext:value-type="float">
            <text:p><text:s text:c="3"/>1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43" calcext:value-type="float">
            <text:p><text:s text:c="3"/>243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65" calcext:value-type="float">
            <text:p><text:s text:c="3"/>65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number-columns-repeated="2" table:style-name="ce60" office:value-type="float" office:value="81" calcext:value-type="float">
            <text:p><text:s text:c="3"/>8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542" calcext:value-type="float">
            <text:p><text:s text:c="3"/>10,542</text:p>
          </table:table-cell>
          <table:table-cell table:style-name="ce59" office:value-type="float" office:value="9666" calcext:value-type="float">
            <text:p><text:s text:c="3"/>9,666</text:p>
          </table:table-cell>
          <table:table-cell table:style-name="ce59" office:value-type="float" office:value="9665" calcext:value-type="float">
            <text:p><text:s text:c="3"/>9,6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1" calcext:value-type="float">
            <text:p><text:s text:c="3"/>421</text:p>
          </table:table-cell>
          <table:table-cell table:style-name="ce59" office:value-type="float" office:value="219" calcext:value-type="float">
            <text:p><text:s text:c="3"/>219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7" calcext:value-type="float">
            <text:p><text:s text:c="3"/>417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9" calcext:value-type="float">
            <text:p><text:s text:c="3"/>179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2" calcext:value-type="float">
            <text:p><text:s text:c="3"/>82</text:p>
          </table:table-cell>
          <table:table-cell table:style-name="ce59" office:value-type="float" office:value="10414" calcext:value-type="float">
            <text:p><text:s text:c="3"/>10,414</text:p>
          </table:table-cell>
          <table:table-cell table:style-name="ce59" office:value-type="float" office:value="9540" calcext:value-type="float">
            <text:p><text:s text:c="3"/>9,540</text:p>
          </table:table-cell>
          <table:table-cell table:style-name="ce59" office:value-type="float" office:value="9539" calcext:value-type="float">
            <text:p><text:s text:c="3"/>9,539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20" calcext:value-type="float">
            <text:p><text:s text:c="3"/>420</text:p>
          </table:table-cell>
          <table:table-cell table:style-name="ce59" office:value-type="float" office:value="218" calcext:value-type="float">
            <text:p><text:s text:c="3"/>218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38" calcext:value-type="float">
            <text:p><text:s text:c="3"/>38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416" calcext:value-type="float">
            <text:p><text:s text:c="3"/>416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178" calcext:value-type="float">
            <text:p><text:s text:c="3"/>178</text:p>
          </table:table-cell>
          <table:table-cell table:style-name="ce59" office:value-type="float" office:value="335" calcext:value-type="float">
            <text:p><text:s text:c="3"/>335</text:p>
          </table:table-cell>
          <table:table-cell table:style-name="ce59" office:value-type="float" office:value="238" calcext:value-type="float">
            <text:p><text:s text:c="3"/>238</text:p>
          </table:table-cell>
          <table:table-cell table:style-name="ce59" office:value-type="float" office:value="97" calcext:value-type="float">
            <text:p><text:s text:c="3"/>9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128" calcext:value-type="float">
            <text:p><text:s text:c="3"/>128</text:p>
          </table:table-cell>
          <table:table-cell table:number-columns-repeated="2" table:style-name="ce59" office:value-type="float" office:value="126" calcext:value-type="float">
            <text:p><text:s text:c="3"/>126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5239" calcext:value-type="float">
            <text:p><text:s text:c="3"/>5,239</text:p>
          </table:table-cell>
          <table:table-cell table:style-name="ce60" office:value-type="float" office:value="5097" calcext:value-type="float">
            <text:p><text:s text:c="3"/>5,097</text:p>
          </table:table-cell>
          <table:table-cell table:style-name="ce60" office:value-type="float" office:value="5096" calcext:value-type="float">
            <text:p><text:s text:c="3"/>5,09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style-name="ce60" office:value-type="float" office:value="5065" calcext:value-type="float">
            <text:p><text:s text:c="3"/>5,065</text:p>
          </table:table-cell>
          <table:table-cell table:style-name="ce60" office:value-type="float" office:value="5064" calcext:value-type="float">
            <text:p><text:s text:c="3"/>5,0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number-columns-repeated="3" table:style-name="ce60" office:value-type="float" office:value="32" calcext:value-type="float">
            <text:p><text:s text:c="3"/>3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303" calcext:value-type="float">
            <text:p><text:s text:c="3"/>5,303</text:p>
          </table:table-cell>
          <table:table-cell table:number-columns-repeated="2" table:style-name="ce60" office:value-type="float" office:value="4569" calcext:value-type="float">
            <text:p><text:s text:c="3"/>4,5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6" calcext:value-type="float">
            <text:p><text:s text:c="3"/>38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207" calcext:value-type="float">
            <text:p><text:s text:c="3"/>5,207</text:p>
          </table:table-cell>
          <table:table-cell table:number-columns-repeated="2" table:style-name="ce60" office:value-type="float" office:value="4475" calcext:value-type="float">
            <text:p><text:s text:c="3"/>4,47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85" calcext:value-type="float">
            <text:p><text:s text:c="3"/>385</text:p>
          </table:table-cell>
          <table:table-cell table:style-name="ce60" office:value-type="float" office:value="212" calcext:value-type="float">
            <text:p><text:s text:c="3"/>212</text:p>
          </table:table-cell>
          <table:table-cell table:style-name="ce60" office:value-type="float" office:value="173" calcext:value-type="float">
            <text:p><text:s text:c="3"/>17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number-columns-repeated="2" table:style-name="ce60" office:value-type="float" office:value="11" calcext:value-type="float">
            <text:p><text:s text:c="3"/>11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35" calcext:value-type="float">
            <text:p><text:s text:c="3"/>23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2" table:style-name="ce60" office:value-type="float" office:value="94" calcext:value-type="float">
            <text:p><text:s text:c="3"/>94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810" calcext:value-type="float">
            <text:p><text:s text:c="3"/>7,810</text:p>
          </table:table-cell>
          <table:table-cell table:style-name="ce59" office:value-type="float" office:value="7157" calcext:value-type="float">
            <text:p><text:s text:c="3"/>7,157</text:p>
          </table:table-cell>
          <table:table-cell table:style-name="ce59" office:value-type="float" office:value="7156" calcext:value-type="float">
            <text:p><text:s text:c="3"/>7,1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7732" calcext:value-type="float">
            <text:p><text:s text:c="3"/>7,732</text:p>
          </table:table-cell>
          <table:table-cell table:style-name="ce59" office:value-type="float" office:value="7079" calcext:value-type="float">
            <text:p><text:s text:c="3"/>7,079</text:p>
          </table:table-cell>
          <table:table-cell table:style-name="ce59" office:value-type="float" office:value="7078" calcext:value-type="float">
            <text:p><text:s text:c="3"/>7,07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43" calcext:value-type="float">
            <text:p><text:s text:c="3"/>43</text:p>
          </table:table-cell>
          <table:table-cell table:style-name="ce59" office:value-type="float" office:value="17" calcext:value-type="float">
            <text:p><text:s text:c="3"/>17</text:p>
          </table:table-cell>
          <table:table-cell table:style-name="ce59" office:value-type="float" office:value="26" calcext:value-type="float">
            <text:p><text:s text:c="3"/>26</text:p>
          </table:table-cell>
          <table:table-cell table:style-name="ce59" office:value-type="float" office:value="329" calcext:value-type="float">
            <text:p><text:s text:c="3"/>329</text:p>
          </table:table-cell>
          <table:table-cell table:style-name="ce59" office:value-type="float" office:value="195" calcext:value-type="float">
            <text:p><text:s text:c="3"/>195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92" calcext:value-type="float">
            <text:p><text:s text:c="3"/>192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number-columns-repeated="3" table:style-name="ce59" office:value-type="float" office:value="78" calcext:value-type="float">
            <text:p><text:s text:c="3"/>78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82" calcext:value-type="float">
            <text:p><text:s text:c="3"/>3,882</text:p>
          </table:table-cell>
          <table:table-cell table:style-name="ce60" office:value-type="float" office:value="3779" calcext:value-type="float">
            <text:p><text:s text:c="3"/>3,779</text:p>
          </table:table-cell>
          <table:table-cell table:style-name="ce60" office:value-type="float" office:value="3778" calcext:value-type="float">
            <text:p><text:s text:c="3"/>3,77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style-name="ce60" office:value-type="float" office:value="3763" calcext:value-type="float">
            <text:p><text:s text:c="3"/>3,763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5" calcext:value-type="float">
            <text:p><text:s text:c="3"/>5</text:p>
          </table:table-cell>
          <table:table-cell table:number-columns-repeated="2" table:style-name="ce60" office:value-type="float" office:value="19" calcext:value-type="float">
            <text:p><text:s text:c="3"/>1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3" table:style-name="ce60" office:value-type="float" office:value="16" calcext:value-type="float">
            <text:p><text:s text:c="3"/>1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928" calcext:value-type="float">
            <text:p><text:s text:c="3"/>3,928</text:p>
          </table:table-cell>
          <table:table-cell table:number-columns-repeated="2" table:style-name="ce60" office:value-type="float" office:value="3378" calcext:value-type="float">
            <text:p><text:s text:c="3"/>3,37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3866" calcext:value-type="float">
            <text:p><text:s text:c="3"/>3,866</text:p>
          </table:table-cell>
          <table:table-cell table:number-columns-repeated="2" table:style-name="ce60" office:value-type="float" office:value="3316" calcext:value-type="float">
            <text:p><text:s text:c="3"/>3,3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9" calcext:value-type="float">
            <text:p><text:s text:c="3"/>269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90" calcext:value-type="float">
            <text:p><text:s text:c="3"/>19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3" table:style-name="ce60" office:value-type="float" office:value="62" calcext:value-type="float">
            <text:p><text:s text:c="3"/>6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514" calcext:value-type="float">
            <text:p><text:s text:c="3"/>9,514</text:p>
          </table:table-cell>
          <table:table-cell table:style-name="ce59" office:value-type="float" office:value="8778" calcext:value-type="float">
            <text:p><text:s text:c="3"/>8,778</text:p>
          </table:table-cell>
          <table:table-cell table:style-name="ce59" office:value-type="float" office:value="8775" calcext:value-type="float">
            <text:p><text:s text:c="3"/>8,775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2" calcext:value-type="float">
            <text:p><text:s text:c="3"/>35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205" calcext:value-type="float">
            <text:p><text:s text:c="3"/>205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278" calcext:value-type="float">
            <text:p><text:s text:c="3"/>278</text:p>
          </table:table-cell>
          <table:table-cell table:style-name="ce59" office:value-type="float" office:value="203" calcext:value-type="float">
            <text:p><text:s text:c="3"/>203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9380" calcext:value-type="float">
            <text:p><text:s text:c="3"/>9,380</text:p>
          </table:table-cell>
          <table:table-cell table:style-name="ce59" office:value-type="float" office:value="8647" calcext:value-type="float">
            <text:p><text:s text:c="3"/>8,647</text:p>
          </table:table-cell>
          <table:table-cell table:style-name="ce59" office:value-type="float" office:value="8644" calcext:value-type="float">
            <text:p><text:s text:c="3"/>8,64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94" calcext:value-type="float">
            <text:p><text:s text:c="3"/>194</text:p>
          </table:table-cell>
          <table:table-cell table:style-name="ce59" office:value-type="float" office:value="36" calcext:value-type="float">
            <text:p><text:s text:c="3"/>36</text:p>
          </table:table-cell>
          <table:table-cell table:number-columns-repeated="2" table:style-name="ce59" office:value-type="float" office:value="18" calcext:value-type="float">
            <text:p><text:s text:c="3"/>18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204" calcext:value-type="float">
            <text:p><text:s text:c="3"/>204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77" calcext:value-type="float">
            <text:p><text:s text:c="3"/>277</text:p>
          </table:table-cell>
          <table:table-cell table:style-name="ce59" office:value-type="float" office:value="202" calcext:value-type="float">
            <text:p><text:s text:c="3"/>202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134" calcext:value-type="float">
            <text:p><text:s text:c="3"/>134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4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716" calcext:value-type="float">
            <text:p><text:s text:c="3"/>4,716</text:p>
          </table:table-cell>
          <table:table-cell table:style-name="ce60" office:value-type="float" office:value="4594" calcext:value-type="float">
            <text:p><text:s text:c="3"/>4,594</text:p>
          </table:table-cell>
          <table:table-cell table:style-name="ce60" office:value-type="float" office:value="4593" calcext:value-type="float">
            <text:p><text:s text:c="3"/>4,59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1" calcext:value-type="float">
            <text:p><text:s text:c="3"/>71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569" calcext:value-type="float">
            <text:p><text:s text:c="3"/>4,569</text:p>
          </table:table-cell>
          <table:table-cell table:style-name="ce60" office:value-type="float" office:value="4568" calcext:value-type="float">
            <text:p><text:s text:c="3"/>4,56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number-columns-repeated="2" table:style-name="ce60" office:value-type="float" office:value="25" calcext:value-type="float">
            <text:p><text:s text:c="3"/>2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98" calcext:value-type="float">
            <text:p><text:s text:c="3"/>4,798</text:p>
          </table:table-cell>
          <table:table-cell table:style-name="ce60" office:value-type="float" office:value="4184" calcext:value-type="float">
            <text:p><text:s text:c="3"/>4,184</text:p>
          </table:table-cell>
          <table:table-cell table:style-name="ce60" office:value-type="float" office:value="4182" calcext:value-type="float">
            <text:p><text:s text:c="3"/>4,18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154" calcext:value-type="float">
            <text:p><text:s text:c="3"/>154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7" calcext:value-type="float">
            <text:p><text:s text:c="3"/>257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90" calcext:value-type="float">
            <text:p><text:s text:c="3"/>4,690</text:p>
          </table:table-cell>
          <table:table-cell table:style-name="ce60" office:value-type="float" office:value="4078" calcext:value-type="float">
            <text:p><text:s text:c="3"/>4,078</text:p>
          </table:table-cell>
          <table:table-cell table:style-name="ce60" office:value-type="float" office:value="4076" calcext:value-type="float">
            <text:p><text:s text:c="3"/>4,07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25" calcext:value-type="float">
            <text:p><text:s text:c="3"/>325</text:p>
          </table:table-cell>
          <table:table-cell table:style-name="ce60" office:value-type="float" office:value="153" calcext:value-type="float">
            <text:p><text:s text:c="3"/>153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0" calcext:value-type="float">
            <text:p><text:s text:c="3"/>270</text:p>
          </table:table-cell>
          <table:table-cell table:style-name="ce60" office:value-type="float" office:value="198" calcext:value-type="float">
            <text:p><text:s text:c="3"/>198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56" calcext:value-type="float">
            <text:p><text:s text:c="3"/>25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8" calcext:value-type="float">
            <text:p><text:s text:c="3"/>108</text:p>
          </table:table-cell>
          <table:table-cell table:number-columns-repeated="2" table:style-name="ce60" office:value-type="float" office:value="106" calcext:value-type="float">
            <text:p><text:s text:c="3"/>106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105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2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217" meta:object-count="0"/>
    <meta:generator>LibreOffice/6.4.7.2$Linux_X86_64 LibreOffice_project/40$Build-2</meta:generator>
  </office:meta>
</office:document-meta>
</file>